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35ba1" officeooo:paragraph-rsid="00b5467d"/>
    </style:style>
    <style:style style:name="P39" style:family="paragraph" style:parent-style-name="Standard">
      <style:text-properties style:font-name="Ubuntu Light1" fo:language="es" fo:country="ES" officeooo:rsid="00b35ba1" officeooo:paragraph-rsid="00e0c7a3"/>
    </style:style>
    <style:style style:name="P40" style:family="paragraph" style:parent-style-name="Standard">
      <style:text-properties style:font-name="Ubuntu Light1" fo:language="es" fo:country="ES" officeooo:rsid="00b35ba1" officeooo:paragraph-rsid="00f2488f"/>
    </style:style>
    <style:style style:name="P41" style:family="paragraph" style:parent-style-name="Standard">
      <style:text-properties style:font-name="Ubuntu Light1" fo:language="es" fo:country="ES" officeooo:rsid="00b35ba1" officeooo:paragraph-rsid="00fc1a8a"/>
    </style:style>
    <style:style style:name="P42" style:family="paragraph" style:parent-style-name="Standard">
      <style:text-properties style:font-name="Ubuntu Light1" fo:language="es" fo:country="ES" officeooo:rsid="00b35ba1" officeooo:paragraph-rsid="0101027b"/>
    </style:style>
    <style:style style:name="P43" style:family="paragraph" style:parent-style-name="Standard">
      <style:text-properties style:font-name="Ubuntu Light1" fo:language="es" fo:country="ES" officeooo:rsid="00b35ba1" officeooo:paragraph-rsid="01051710"/>
    </style:style>
    <style:style style:name="P44" style:family="paragraph" style:parent-style-name="Standard">
      <style:text-properties style:font-name="Ubuntu Light1" fo:language="es" fo:country="ES" officeooo:rsid="00be2b54" officeooo:paragraph-rsid="00e0c7a3"/>
    </style:style>
    <style:style style:name="P45" style:family="paragraph" style:parent-style-name="Standard">
      <style:text-properties style:font-name="Ubuntu Light1" fo:font-size="16pt" fo:language="es" fo:country="ES" officeooo:rsid="00207815" officeooo:paragraph-rsid="000b047e" style:font-size-asian="16pt" style:font-size-complex="16pt"/>
    </style:style>
    <style:style style:name="P46" style:family="paragraph" style:parent-style-name="Text_20_body">
      <style:text-properties style:font-name="Ubuntu Light"/>
    </style:style>
    <style:style style:name="P47" style:family="paragraph" style:parent-style-name="Text_20_body">
      <style:text-properties style:font-name="Ubuntu Light" fo:language="es" fo:country="ES"/>
    </style:style>
    <style:style style:name="P48" style:family="paragraph" style:parent-style-name="Text_20_body">
      <style:text-properties style:font-name="Ubuntu Light" fo:language="es" fo:country="ES" officeooo:rsid="0069e653" officeooo:paragraph-rsid="0069e653"/>
    </style:style>
    <style:style style:name="P49" style:family="paragraph" style:parent-style-name="Text_20_body">
      <style:text-properties style:font-name="Ubuntu Light" fo:language="es" fo:country="ES" officeooo:rsid="00183a4e"/>
    </style:style>
    <style:style style:name="P50" style:family="paragraph" style:parent-style-name="Text_20_body">
      <style:text-properties style:font-name="Ubuntu Light" fo:language="es" fo:country="ES" officeooo:rsid="00183a4e" officeooo:paragraph-rsid="0083ba94"/>
    </style:style>
    <style:style style:name="P51" style:family="paragraph" style:parent-style-name="Text_20_body">
      <style:text-properties style:font-name="Ubuntu Light" fo:language="es" fo:country="ES" officeooo:rsid="00be2b54"/>
    </style:style>
    <style:style style:name="P52" style:family="paragraph" style:parent-style-name="Text_20_body">
      <style:text-properties style:font-name="Ubuntu Light" fo:font-size="16pt" fo:language="es" fo:country="ES" officeooo:paragraph-rsid="0001d969" style:font-size-asian="16pt" style:font-size-complex="16pt"/>
    </style:style>
    <style:style style:name="P53" style:family="paragraph" style:parent-style-name="Text_20_body">
      <style:text-properties style:font-name="Ubuntu Light" fo:font-size="16pt" fo:language="es" fo:country="ES" officeooo:rsid="0001d969" officeooo:paragraph-rsid="0001d969" style:font-size-asian="16pt" style:font-size-complex="16pt"/>
    </style:style>
    <style:style style:name="P54" style:family="paragraph" style:parent-style-name="Text_20_body">
      <style:text-properties style:font-name="Ubuntu Light" fo:font-size="16pt" fo:language="es" fo:country="ES" officeooo:rsid="000ae227" officeooo:paragraph-rsid="000ae227" style:font-size-asian="16pt" style:font-size-complex="16pt"/>
    </style:style>
    <style:style style:name="P55" style:family="paragraph" style:parent-style-name="Text_20_body">
      <style:text-properties style:font-name="Ubuntu Light" fo:font-size="16pt" fo:language="es" fo:country="ES" officeooo:rsid="0003ba32" officeooo:paragraph-rsid="0003ba32" style:font-size-asian="16pt" style:font-size-complex="16pt"/>
    </style:style>
    <style:style style:name="P56" style:family="paragraph" style:parent-style-name="Text_20_body">
      <style:text-properties style:font-name="Ubuntu Light" fo:font-size="16pt" fo:language="es" fo:country="ES" officeooo:rsid="00095de5" officeooo:paragraph-rsid="00a20c5f" style:font-size-asian="16pt" style:font-size-complex="16pt"/>
    </style:style>
    <style:style style:name="P57" style:family="paragraph" style:parent-style-name="Text_20_body">
      <style:text-properties style:font-name="Ubuntu Light" fo:font-size="16pt" fo:language="es" fo:country="ES" officeooo:rsid="000b047e" officeooo:paragraph-rsid="00a68f71" style:font-size-asian="16pt" style:font-size-complex="16pt"/>
    </style:style>
    <style:style style:name="P58" style:family="paragraph" style:parent-style-name="Text_20_body">
      <style:text-properties style:font-name="Ubuntu Light" fo:font-size="16pt" fo:language="es" fo:country="ES" officeooo:rsid="009def99" style:font-size-asian="16pt" style:font-size-complex="16pt"/>
    </style:style>
    <style:style style:name="P59" style:family="paragraph" style:parent-style-name="Text_20_body">
      <style:text-properties style:font-name="Ubuntu Light" fo:font-size="16pt" fo:language="es" fo:country="ES" officeooo:rsid="009def99" officeooo:paragraph-rsid="00a68f71" style:font-size-asian="16pt" style:font-size-complex="16pt"/>
    </style:style>
    <style:style style:name="P60" style:family="paragraph" style:parent-style-name="Text_20_body">
      <style:text-properties style:font-name="Ubuntu Light" fo:font-size="11pt" fo:language="es" fo:country="ES" style:font-size-asian="11pt" style:font-size-complex="11pt"/>
    </style:style>
    <style:style style:name="P61" style:family="paragraph" style:parent-style-name="Text_20_body">
      <style:text-properties style:font-name="Ubuntu Light" fo:font-size="12pt" fo:language="es" fo:country="ES" style:font-size-asian="12pt" style:font-size-complex="12pt"/>
    </style:style>
    <style:style style:name="P62" style:family="paragraph" style:parent-style-name="Text_20_body">
      <style:text-properties style:font-name="Ubuntu Light" fo:font-size="12pt" fo:language="es" fo:country="ES" officeooo:rsid="00248279" officeooo:paragraph-rsid="00248279" style:font-size-asian="12pt" style:font-size-complex="12pt"/>
    </style:style>
    <style:style style:name="P63" style:family="paragraph" style:parent-style-name="Text_20_body">
      <style:text-properties style:font-name="Ubuntu Light" fo:font-size="12pt" fo:language="es" fo:country="ES" officeooo:rsid="00248279" officeooo:paragraph-rsid="009803c0" style:font-size-asian="12pt" style:font-size-complex="12pt"/>
    </style:style>
    <style:style style:name="P64" style:family="paragraph" style:parent-style-name="Text_20_body">
      <style:text-properties style:font-name="Ubuntu Light" fo:font-size="12pt" fo:language="es" fo:country="ES" officeooo:rsid="0001d969" officeooo:paragraph-rsid="0001d969" style:font-size-asian="12pt" style:font-size-complex="12pt"/>
    </style:style>
    <style:style style:name="P65" style:family="paragraph" style:parent-style-name="Text_20_body">
      <style:text-properties style:font-name="Ubuntu Light" fo:font-size="12pt" fo:language="es" fo:country="ES" officeooo:rsid="0029f883" officeooo:paragraph-rsid="0029f883" style:font-size-asian="12pt" style:font-size-complex="12pt"/>
    </style:style>
    <style:style style:name="P66" style:family="paragraph" style:parent-style-name="Text_20_body">
      <style:text-properties style:font-name="Ubuntu Light" fo:font-size="12pt" fo:language="es" fo:country="ES" officeooo:rsid="0095dbb1" officeooo:paragraph-rsid="0095dbb1" style:font-size-asian="12pt" style:font-size-complex="12pt"/>
    </style:style>
    <style:style style:name="P67" style:family="paragraph" style:parent-style-name="Text_20_body">
      <style:text-properties style:font-name="Ubuntu Light" fo:font-size="12pt" fo:language="es" fo:country="ES" officeooo:rsid="00a68f71" officeooo:paragraph-rsid="00a68f71" style:font-size-asian="12pt" style:font-size-complex="12pt"/>
    </style:style>
    <style:style style:name="P68"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69"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7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7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72" style:family="paragraph" style:parent-style-name="Text_20_body">
      <style:text-properties style:font-name="Ubuntu Light" fo:font-size="12pt" officeooo:paragraph-rsid="003c8356" style:font-size-asian="12pt" style:font-size-complex="12pt"/>
    </style:style>
    <style:style style:name="P7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74" style:family="paragraph" style:parent-style-name="Text_20_body">
      <style:text-properties style:font-name="Ubuntu Light" officeooo:rsid="0041b6e6" officeooo:paragraph-rsid="0041b6e6"/>
    </style:style>
    <style:style style:name="P75" style:family="paragraph" style:parent-style-name="Text_20_body">
      <style:text-properties style:font-name="Ubuntu Light" officeooo:rsid="00428409" officeooo:paragraph-rsid="00428409"/>
    </style:style>
    <style:style style:name="P76" style:family="paragraph" style:parent-style-name="Text_20_body">
      <style:text-properties style:font-name="Ubuntu Light" fo:font-weight="bold" style:font-weight-asian="bold" style:font-weight-complex="bold"/>
    </style:style>
    <style:style style:name="P77" style:family="paragraph" style:parent-style-name="Text_20_body">
      <style:text-properties style:font-name="Ubuntu Light" fo:font-weight="bold" officeooo:rsid="0041b6e6" officeooo:paragraph-rsid="0041b6e6" style:font-weight-asian="bold" style:font-weight-complex="bold"/>
    </style:style>
    <style:style style:name="P78" style:family="paragraph" style:parent-style-name="Text_20_body">
      <style:text-properties style:font-name="Ubuntu Light" fo:font-weight="bold" officeooo:rsid="00428409" officeooo:paragraph-rsid="00428409" style:font-weight-asian="bold" style:font-weight-complex="bold"/>
    </style:style>
    <style:style style:name="P79" style:family="paragraph" style:parent-style-name="Text_20_body">
      <style:text-properties style:font-name="Ubuntu Light" fo:font-weight="bold" officeooo:rsid="00428409" officeooo:paragraph-rsid="0063edf4" style:font-weight-asian="bold" style:font-weight-complex="bold"/>
    </style:style>
    <style:style style:name="P80" style:family="paragraph" style:parent-style-name="Text_20_body">
      <style:text-properties style:font-name="Ubuntu Light" fo:font-weight="bold" officeooo:rsid="00428409" officeooo:paragraph-rsid="007a9eaa" style:font-weight-asian="bold" style:font-weight-complex="bold"/>
    </style:style>
    <style:style style:name="P81" style:family="paragraph" style:parent-style-name="Text_20_body">
      <style:text-properties style:font-name="Ubuntu Light" fo:font-weight="bold" officeooo:rsid="0051d624" officeooo:paragraph-rsid="0051d624" style:font-weight-asian="bold" style:font-weight-complex="bold"/>
    </style:style>
    <style:style style:name="P82" style:family="paragraph" style:parent-style-name="Text_20_body">
      <style:text-properties style:font-name="Ubuntu Light" fo:font-weight="bold" officeooo:rsid="005f793d" officeooo:paragraph-rsid="005f793d" style:font-weight-asian="bold" style:font-weight-complex="bold"/>
    </style:style>
    <style:style style:name="P83" style:family="paragraph" style:parent-style-name="Text_20_body">
      <style:text-properties style:font-name="Ubuntu Light" fo:font-weight="bold" officeooo:rsid="0063edf4" officeooo:paragraph-rsid="007a9eaa" style:font-weight-asian="bold" style:font-weight-complex="bold"/>
    </style:style>
    <style:style style:name="P84" style:family="paragraph" style:parent-style-name="Text_20_body">
      <style:text-properties style:font-name="Ubuntu Light" fo:font-weight="bold" officeooo:paragraph-rsid="0083ba94" style:font-weight-asian="bold" style:font-weight-complex="bold"/>
    </style:style>
    <style:style style:name="P85" style:family="paragraph" style:parent-style-name="Text_20_body">
      <style:text-properties style:font-name="Ubuntu Light" officeooo:rsid="00441710" officeooo:paragraph-rsid="00441710"/>
    </style:style>
    <style:style style:name="P86" style:family="paragraph" style:parent-style-name="Text_20_body">
      <style:text-properties style:font-name="Ubuntu Light" officeooo:rsid="0044f59f" officeooo:paragraph-rsid="0044f59f"/>
    </style:style>
    <style:style style:name="P87" style:family="paragraph" style:parent-style-name="Text_20_body">
      <style:text-properties style:font-name="Ubuntu Light" officeooo:rsid="00030ffd"/>
    </style:style>
    <style:style style:name="P88" style:family="paragraph" style:parent-style-name="Text_20_body">
      <style:text-properties style:font-name="Ubuntu Light" officeooo:rsid="005051dd" officeooo:paragraph-rsid="005051dd"/>
    </style:style>
    <style:style style:name="P89" style:family="paragraph" style:parent-style-name="Text_20_body">
      <style:text-properties style:font-name="Ubuntu Light" officeooo:rsid="0051d624" officeooo:paragraph-rsid="0051d624"/>
    </style:style>
    <style:style style:name="P90" style:family="paragraph" style:parent-style-name="Text_20_body">
      <style:text-properties style:font-name="Ubuntu Light" officeooo:rsid="005b9b1b" officeooo:paragraph-rsid="005b9b1b"/>
    </style:style>
    <style:style style:name="P91" style:family="paragraph" style:parent-style-name="Text_20_body">
      <style:text-properties style:font-name="Ubuntu Light" officeooo:rsid="005ca7ea" officeooo:paragraph-rsid="005ca7ea"/>
    </style:style>
    <style:style style:name="P92" style:family="paragraph" style:parent-style-name="Text_20_body">
      <style:text-properties style:font-name="Ubuntu Light" officeooo:rsid="005f793d" officeooo:paragraph-rsid="005f793d"/>
    </style:style>
    <style:style style:name="P93" style:family="paragraph" style:parent-style-name="Text_20_body">
      <style:text-properties style:font-name="Ubuntu Light" fo:font-weight="normal" officeooo:rsid="0067a899" officeooo:paragraph-rsid="007a9eaa" style:font-weight-asian="normal" style:font-weight-complex="normal"/>
    </style:style>
    <style:style style:name="P94" style:family="paragraph" style:parent-style-name="Text_20_body">
      <style:text-properties style:font-name="Ubuntu Light" officeooo:paragraph-rsid="0087b784"/>
    </style:style>
    <style:style style:name="P95" style:family="paragraph" style:parent-style-name="Text_20_body">
      <style:text-properties style:font-name="Ubuntu Light" officeooo:paragraph-rsid="0083ba94"/>
    </style:style>
    <style:style style:name="P96" style:family="paragraph" style:parent-style-name="Text_20_body">
      <style:text-properties style:font-name="Ubuntu Light" officeooo:paragraph-rsid="00a68f71"/>
    </style:style>
    <style:style style:name="P97" style:family="paragraph" style:parent-style-name="Text_20_body">
      <style:text-properties style:font-name="Ubuntu Light" officeooo:rsid="00f16847" officeooo:paragraph-rsid="00f2488f"/>
    </style:style>
    <style:style style:name="P98" style:family="paragraph" style:parent-style-name="Text_20_body">
      <style:text-properties style:font-name="Ubuntu Light" officeooo:rsid="00f16847" officeooo:paragraph-rsid="00fc1a8a"/>
    </style:style>
    <style:style style:name="P99" style:family="paragraph" style:parent-style-name="Text_20_body">
      <style:text-properties style:font-name="Ubuntu Light" officeooo:rsid="00f16847" officeooo:paragraph-rsid="0101027b"/>
    </style:style>
    <style:style style:name="P100" style:family="paragraph" style:parent-style-name="Text_20_body">
      <style:text-properties style:font-name="Ubuntu Light" officeooo:rsid="00f16847" officeooo:paragraph-rsid="01051710"/>
    </style:style>
    <style:style style:name="P101" style:family="paragraph" style:parent-style-name="Text_20_body">
      <style:text-properties style:font-name="Ubuntu Light" officeooo:rsid="0075b988"/>
    </style:style>
    <style:style style:name="P102" style:family="paragraph" style:parent-style-name="Text_20_body">
      <style:text-properties style:font-name="Ubuntu Light" officeooo:rsid="007d182b"/>
    </style:style>
    <style:style style:name="P103" style:family="paragraph" style:parent-style-name="Text_20_body">
      <style:text-properties style:font-name="Ubuntu Light" officeooo:rsid="00b35ba1"/>
    </style:style>
    <style:style style:name="P104" style:family="paragraph" style:parent-style-name="Text_20_body">
      <style:text-properties fo:font-size="12pt" officeooo:rsid="00248279" officeooo:paragraph-rsid="00248279" style:font-size-asian="12pt" style:font-size-complex="12pt"/>
    </style:style>
    <style:style style:name="P105" style:family="paragraph" style:parent-style-name="Text_20_body">
      <style:text-properties fo:font-size="12pt" officeooo:rsid="0028a2d4" officeooo:paragraph-rsid="0028a2d4" style:font-size-asian="12pt" style:font-size-complex="12pt"/>
    </style:style>
    <style:style style:name="P106" style:family="paragraph" style:parent-style-name="Text_20_body">
      <style:text-properties fo:font-size="12pt" officeooo:rsid="0028c47d" officeooo:paragraph-rsid="0028c47d" style:font-size-asian="12pt" style:font-size-complex="12pt"/>
    </style:style>
    <style:style style:name="P107" style:family="paragraph" style:parent-style-name="Text_20_body">
      <style:text-properties fo:font-size="12pt" officeooo:rsid="004c77f3" officeooo:paragraph-rsid="004c77f3" style:font-size-asian="12pt" style:font-size-complex="12pt"/>
    </style:style>
    <style:style style:name="P108" style:family="paragraph" style:parent-style-name="Text_20_body">
      <style:text-properties officeooo:rsid="005051dd" officeooo:paragraph-rsid="005051dd"/>
    </style:style>
    <style:style style:name="P109" style:family="paragraph" style:parent-style-name="Text_20_body">
      <style:text-properties officeooo:paragraph-rsid="0051d624"/>
    </style:style>
    <style:style style:name="P110" style:family="paragraph" style:parent-style-name="Text_20_body">
      <style:text-properties officeooo:paragraph-rsid="00544fb6"/>
    </style:style>
    <style:style style:name="P111" style:family="paragraph" style:parent-style-name="Text_20_body">
      <style:text-properties fo:font-weight="bold" officeooo:rsid="005b0cb0" officeooo:paragraph-rsid="005b0cb0" style:font-weight-asian="bold" style:font-weight-complex="bold"/>
    </style:style>
    <style:style style:name="P112" style:family="paragraph" style:parent-style-name="Text_20_body">
      <style:text-properties officeooo:rsid="005f793d" officeooo:paragraph-rsid="005f793d"/>
    </style:style>
    <style:style style:name="P113" style:family="paragraph" style:parent-style-name="Text_20_body">
      <style:text-properties style:font-name="Ubuntu Light1"/>
    </style:style>
    <style:style style:name="P114" style:family="paragraph" style:parent-style-name="Text_20_body">
      <style:text-properties style:font-name="Ubuntu Light1" fo:font-size="12pt" style:font-size-asian="12pt" style:font-size-complex="12pt"/>
    </style:style>
    <style:style style:name="P115" style:family="paragraph" style:parent-style-name="Text_20_body">
      <style:text-properties style:font-name="Ubuntu Light1" fo:font-size="12pt" officeooo:rsid="004c77f3" officeooo:paragraph-rsid="004c77f3" style:font-size-asian="12pt" style:font-size-complex="12pt"/>
    </style:style>
    <style:style style:name="P116" style:family="paragraph" style:parent-style-name="Text_20_body">
      <style:text-properties style:font-name="Ubuntu Light1" fo:font-size="12pt" officeooo:rsid="010a4a30" officeooo:paragraph-rsid="010a4a30" style:font-size-asian="12pt" style:font-size-complex="12pt"/>
    </style:style>
    <style:style style:name="P117" style:family="paragraph" style:parent-style-name="Text_20_body">
      <style:text-properties style:font-name="Ubuntu Light1" fo:font-size="12pt" fo:language="es" fo:country="ES" officeooo:rsid="0026b7ff" officeooo:paragraph-rsid="00248279" style:font-size-asian="12pt" style:font-size-complex="12pt"/>
    </style:style>
    <style:style style:name="P118" style:family="paragraph" style:parent-style-name="Text_20_body">
      <style:text-properties style:font-name="Ubuntu Light1" fo:font-size="12pt" fo:language="es" fo:country="ES" officeooo:rsid="0026b7ff" officeooo:paragraph-rsid="0096c1ac" style:font-size-asian="12pt" style:font-size-complex="12pt"/>
    </style:style>
    <style:style style:name="P119" style:family="paragraph" style:parent-style-name="Text_20_body">
      <style:text-properties style:font-name="Ubuntu Light1" fo:font-size="12pt" fo:language="es" fo:country="ES" officeooo:rsid="0024c501" officeooo:paragraph-rsid="009803c0" style:font-size-asian="12pt" style:font-size-complex="12pt"/>
    </style:style>
    <style:style style:name="P120" style:family="paragraph" style:parent-style-name="Text_20_body">
      <style:text-properties style:font-name="Ubuntu Light1" officeooo:rsid="0091f409" officeooo:paragraph-rsid="0091f409"/>
    </style:style>
    <style:style style:name="P121" style:family="paragraph" style:parent-style-name="Text_20_body">
      <style:text-properties style:font-name="Ubuntu Light1" officeooo:rsid="0091f409" officeooo:paragraph-rsid="009375f2"/>
    </style:style>
    <style:style style:name="P122" style:family="paragraph" style:parent-style-name="Text_20_body">
      <style:text-properties style:font-name="Ubuntu Light1" fo:font-weight="bold" style:font-weight-asian="bold" style:font-weight-complex="bold"/>
    </style:style>
    <style:style style:name="P123" style:family="paragraph" style:parent-style-name="Text_20_body">
      <style:text-properties officeooo:paragraph-rsid="003e5953"/>
    </style:style>
    <style:style style:name="P124" style:family="paragraph" style:parent-style-name="Quotations">
      <style:text-properties style:font-name="Ubuntu Light" fo:language="es" fo:country="ES"/>
    </style:style>
    <style:style style:name="P125" style:family="paragraph" style:parent-style-name="Title">
      <style:text-properties officeooo:rsid="000c63f9"/>
    </style:style>
    <style:style style:name="P12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27" style:family="paragraph" style:parent-style-name="Text_20_body">
      <style:paragraph-properties fo:break-before="page"/>
    </style:style>
    <style:style style:name="P128" style:family="paragraph" style:parent-style-name="Contents_20_Heading">
      <style:paragraph-properties fo:break-before="page"/>
    </style:style>
    <style:style style:name="P129"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30"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46"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47"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4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4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5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5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5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5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54" style:family="paragraph" style:parent-style-name="Contents_20_1">
      <style:paragraph-properties>
        <style:tab-stops>
          <style:tab-stop style:position="6.6929in" style:type="right"/>
        </style:tab-stops>
      </style:paragraph-properties>
    </style:style>
    <style:style style:name="P155" style:family="paragraph" style:parent-style-name="Contents_20_3">
      <style:paragraph-properties>
        <style:tab-stops>
          <style:tab-stop style:position="6.3in" style:type="right"/>
        </style:tab-stops>
      </style:paragraph-properties>
    </style:style>
    <style:style style:name="P156" style:family="paragraph" style:parent-style-name="Contents_20_2">
      <style:paragraph-properties>
        <style:tab-stops>
          <style:tab-stop style:position="6.4965in" style:type="right"/>
        </style:tab-stops>
      </style:paragraph-properties>
    </style:style>
    <style:style style:name="P1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1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1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1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162" style:family="paragraph" style:parent-style-name="Standard" style:list-style-name="L6">
      <style:text-properties style:font-name="Ubuntu Light" fo:language="es" fo:country="ES" officeooo:rsid="00383752" officeooo:paragraph-rsid="00383752"/>
    </style:style>
    <style:style style:name="P163" style:family="paragraph" style:parent-style-name="Standard" style:list-style-name="L14">
      <style:text-properties style:font-name="Ubuntu Light1" fo:language="es" fo:country="ES" officeooo:rsid="00b7125e" officeooo:paragraph-rsid="00ca9856"/>
    </style:style>
    <style:style style:name="P164" style:family="paragraph" style:parent-style-name="Standard" style:list-style-name="L14">
      <style:text-properties style:font-name="Ubuntu Light1" fo:language="es" fo:country="ES" officeooo:rsid="00b7125e" officeooo:paragraph-rsid="00b7125e"/>
    </style:style>
    <style:style style:name="P165" style:family="paragraph" style:parent-style-name="Standard" style:list-style-name="L14">
      <style:text-properties style:font-name="Ubuntu Light1" fo:language="es" fo:country="ES" officeooo:rsid="00b7125e" officeooo:paragraph-rsid="00e0c7a3"/>
    </style:style>
    <style:style style:name="P166" style:family="paragraph" style:parent-style-name="Standard" style:list-style-name="L14">
      <style:text-properties style:font-name="Ubuntu Light1" fo:language="es" fo:country="ES" officeooo:rsid="00b7125e" officeooo:paragraph-rsid="00f2488f"/>
    </style:style>
    <style:style style:name="P167" style:family="paragraph" style:parent-style-name="Standard" style:list-style-name="L14">
      <style:text-properties style:font-name="Ubuntu Light1" fo:language="es" fo:country="ES" officeooo:rsid="00b7125e" officeooo:paragraph-rsid="00fc1a8a"/>
    </style:style>
    <style:style style:name="P168" style:family="paragraph" style:parent-style-name="Standard" style:list-style-name="L14">
      <style:text-properties style:font-name="Ubuntu Light1" fo:language="es" fo:country="ES" officeooo:rsid="00b7125e" officeooo:paragraph-rsid="0101abbf"/>
    </style:style>
    <style:style style:name="P169" style:family="paragraph" style:parent-style-name="Standard" style:list-style-name="L14">
      <style:text-properties style:font-name="Ubuntu Light1" fo:language="es" fo:country="ES" officeooo:rsid="00b7125e" officeooo:paragraph-rsid="0101027b"/>
    </style:style>
    <style:style style:name="P170" style:family="paragraph" style:parent-style-name="Standard" style:list-style-name="L14">
      <style:text-properties style:font-name="Ubuntu Light1" fo:language="es" fo:country="ES" officeooo:rsid="00b7125e" officeooo:paragraph-rsid="01051710"/>
    </style:style>
    <style:style style:name="P171" style:family="paragraph" style:parent-style-name="Standard" style:list-style-name="L14">
      <style:text-properties style:font-name="Ubuntu Light1" fo:language="es" fo:country="ES" officeooo:rsid="00b7125e" officeooo:paragraph-rsid="010f50b1"/>
    </style:style>
    <style:style style:name="P172" style:family="paragraph" style:parent-style-name="Standard" style:list-style-name="L14">
      <style:text-properties style:font-name="Ubuntu Light1" fo:language="es" fo:country="ES" officeooo:rsid="00b7125e" officeooo:paragraph-rsid="01117b2a"/>
    </style:style>
    <style:style style:name="P173" style:family="paragraph" style:parent-style-name="Standard" style:list-style-name="L14">
      <style:text-properties style:font-name="Ubuntu Light1" fo:language="es" fo:country="ES" officeooo:rsid="00b7125e" officeooo:paragraph-rsid="0111e6ef"/>
    </style:style>
    <style:style style:name="P174" style:family="paragraph" style:parent-style-name="Standard" style:list-style-name="L14">
      <style:text-properties style:font-name="Ubuntu Light1" fo:language="es" fo:country="ES" officeooo:rsid="00b7125e" officeooo:paragraph-rsid="011400b9"/>
    </style:style>
    <style:style style:name="P175" style:family="paragraph" style:parent-style-name="Standard" style:list-style-name="L14">
      <style:text-properties style:font-name="Ubuntu Light1" fo:language="es" fo:country="ES" officeooo:rsid="00b7125e" officeooo:paragraph-rsid="01167b25"/>
    </style:style>
    <style:style style:name="P176" style:family="paragraph" style:parent-style-name="Standard" style:list-style-name="L14">
      <style:text-properties style:font-name="Ubuntu Light1" fo:language="es" fo:country="ES" officeooo:rsid="00b7125e" officeooo:paragraph-rsid="0118f11e"/>
    </style:style>
    <style:style style:name="P177" style:family="paragraph" style:parent-style-name="Standard" style:list-style-name="L14">
      <style:text-properties style:font-name="Ubuntu Light1" fo:language="es" fo:country="ES" officeooo:rsid="00b7125e" officeooo:paragraph-rsid="0119e409"/>
    </style:style>
    <style:style style:name="P178" style:family="paragraph" style:parent-style-name="Standard" style:list-style-name="L14">
      <style:text-properties style:font-name="Ubuntu Light1" fo:language="es" fo:country="ES" officeooo:rsid="00b7125e" officeooo:paragraph-rsid="011a1090"/>
    </style:style>
    <style:style style:name="P179" style:family="paragraph" style:parent-style-name="Standard" style:list-style-name="L14">
      <style:text-properties style:font-name="Ubuntu Light1" fo:language="es" fo:country="ES" officeooo:rsid="00b7125e" officeooo:paragraph-rsid="011e72fc"/>
    </style:style>
    <style:style style:name="P180" style:family="paragraph" style:parent-style-name="Standard" style:list-style-name="L14">
      <style:text-properties style:font-name="Ubuntu Light1" fo:language="es" fo:country="ES" officeooo:rsid="00b7125e" officeooo:paragraph-rsid="011ef80b"/>
    </style:style>
    <style:style style:name="P181" style:family="paragraph" style:parent-style-name="Standard">
      <style:text-properties style:font-name="Ubuntu Light1" fo:language="es" fo:country="ES" officeooo:rsid="00b35ba1" officeooo:paragraph-rsid="010f50b1"/>
    </style:style>
    <style:style style:name="P182" style:family="paragraph" style:parent-style-name="Standard">
      <style:text-properties style:font-name="Ubuntu Light1" fo:language="es" fo:country="ES" officeooo:rsid="00b35ba1" officeooo:paragraph-rsid="01117b2a"/>
    </style:style>
    <style:style style:name="P183" style:family="paragraph" style:parent-style-name="Standard">
      <style:text-properties style:font-name="Ubuntu Light1" fo:language="es" fo:country="ES" officeooo:rsid="00b35ba1" officeooo:paragraph-rsid="0111e6ef"/>
    </style:style>
    <style:style style:name="P184" style:family="paragraph" style:parent-style-name="Standard">
      <style:text-properties style:font-name="Ubuntu Light1" fo:language="es" fo:country="ES" officeooo:rsid="00b35ba1" officeooo:paragraph-rsid="011400b9"/>
    </style:style>
    <style:style style:name="P185" style:family="paragraph" style:parent-style-name="Standard">
      <style:text-properties style:font-name="Ubuntu Light1" fo:language="es" fo:country="ES" officeooo:rsid="00b35ba1" officeooo:paragraph-rsid="01167b25"/>
    </style:style>
    <style:style style:name="P186" style:family="paragraph" style:parent-style-name="Standard">
      <style:text-properties style:font-name="Ubuntu Light1" fo:language="es" fo:country="ES" officeooo:rsid="00b35ba1" officeooo:paragraph-rsid="0118f11e"/>
    </style:style>
    <style:style style:name="P187" style:family="paragraph" style:parent-style-name="Standard">
      <style:text-properties style:font-name="Ubuntu Light1" fo:language="es" fo:country="ES" officeooo:rsid="00b5ed1f" officeooo:paragraph-rsid="010f50b1"/>
    </style:style>
    <style:style style:name="P188" style:family="paragraph" style:parent-style-name="Standard">
      <style:text-properties style:font-name="Ubuntu Light1" fo:language="es" fo:country="ES" officeooo:rsid="00b5ed1f" officeooo:paragraph-rsid="01117b2a"/>
    </style:style>
    <style:style style:name="P189" style:family="paragraph" style:parent-style-name="Standard">
      <style:text-properties style:font-name="Ubuntu Light1" fo:language="es" fo:country="ES" officeooo:rsid="00b5ed1f" officeooo:paragraph-rsid="0111e6ef"/>
    </style:style>
    <style:style style:name="P190" style:family="paragraph" style:parent-style-name="Standard">
      <style:text-properties style:font-name="Ubuntu Light1" fo:language="es" fo:country="ES" officeooo:rsid="00b5ed1f" officeooo:paragraph-rsid="011400b9"/>
    </style:style>
    <style:style style:name="P191" style:family="paragraph" style:parent-style-name="Standard">
      <style:text-properties style:font-name="Ubuntu Light1" fo:language="es" fo:country="ES" officeooo:rsid="00b5ed1f" officeooo:paragraph-rsid="01167b25"/>
    </style:style>
    <style:style style:name="P192" style:family="paragraph" style:parent-style-name="Standard">
      <style:text-properties style:font-name="Ubuntu Light1" fo:language="es" fo:country="ES" officeooo:rsid="00b5ed1f" officeooo:paragraph-rsid="0118f11e"/>
    </style:style>
    <style:style style:name="P193" style:family="paragraph" style:parent-style-name="Standard">
      <style:text-properties style:font-name="Ubuntu Light1" fo:language="es" fo:country="ES" officeooo:rsid="00b5ed1f" officeooo:paragraph-rsid="0119e409"/>
    </style:style>
    <style:style style:name="P194" style:family="paragraph" style:parent-style-name="Standard">
      <style:text-properties style:font-name="Ubuntu Light1" fo:language="es" fo:country="ES" officeooo:rsid="00b5ed1f" officeooo:paragraph-rsid="011a1090"/>
    </style:style>
    <style:style style:name="P195" style:family="paragraph" style:parent-style-name="Standard">
      <style:text-properties style:font-name="Ubuntu Light1" fo:language="es" fo:country="ES" officeooo:rsid="0112e28e" officeooo:paragraph-rsid="011400b9"/>
    </style:style>
    <style:style style:name="P196" style:family="paragraph" style:parent-style-name="Standard">
      <style:text-properties style:font-name="Ubuntu Light1" fo:language="es" fo:country="ES" officeooo:rsid="0112e28e" officeooo:paragraph-rsid="01167b25"/>
    </style:style>
    <style:style style:name="P197" style:family="paragraph" style:parent-style-name="Standard">
      <style:text-properties style:font-name="Ubuntu Light1" fo:language="es" fo:country="ES" officeooo:rsid="0112e28e" officeooo:paragraph-rsid="0118f11e"/>
    </style:style>
    <style:style style:name="P198" style:family="paragraph" style:parent-style-name="Standard">
      <style:text-properties style:font-name="Ubuntu Light1" fo:language="es" fo:country="ES" officeooo:rsid="0119185f" officeooo:paragraph-rsid="0119185f"/>
    </style:style>
    <style:style style:name="P199" style:family="paragraph" style:parent-style-name="Standard">
      <style:text-properties style:font-name="Ubuntu Light1" fo:language="es" fo:country="ES" officeooo:rsid="0119185f" officeooo:paragraph-rsid="0119e409"/>
    </style:style>
    <style:style style:name="P200" style:family="paragraph" style:parent-style-name="Standard">
      <style:text-properties style:font-name="Ubuntu Light1" fo:language="es" fo:country="ES" officeooo:rsid="0119185f" officeooo:paragraph-rsid="011a1090"/>
    </style:style>
    <style:style style:name="P201" style:family="paragraph" style:parent-style-name="Standard">
      <style:text-properties style:font-name="Ubuntu Light1" fo:language="es" fo:country="ES" officeooo:rsid="011b0ce1" officeooo:paragraph-rsid="011e72fc"/>
    </style:style>
    <style:style style:name="P202" style:family="paragraph" style:parent-style-name="Standard">
      <style:text-properties style:font-name="Ubuntu Light1" fo:language="es" fo:country="ES" officeooo:rsid="011b0ce1" officeooo:paragraph-rsid="011ef80b"/>
    </style:style>
    <style:style style:name="P203" style:family="paragraph" style:parent-style-name="Standard">
      <style:text-properties style:font-name="Ubuntu Light1" fo:language="es" fo:country="ES" officeooo:rsid="011e72fc" officeooo:paragraph-rsid="011e72fc"/>
    </style:style>
    <style:style style:name="P204" style:family="paragraph" style:parent-style-name="Standard">
      <style:text-properties style:font-name="Ubuntu Light1" fo:language="es" fo:country="ES" officeooo:rsid="011e72fc" officeooo:paragraph-rsid="011ef80b"/>
    </style:style>
    <style:style style:name="P205" style:family="paragraph" style:parent-style-name="Standard" style:list-style-name="L14">
      <style:text-properties style:font-name="Ubuntu Light1" officeooo:paragraph-rsid="00b7125e"/>
    </style:style>
    <style:style style:name="P206" style:family="paragraph" style:parent-style-name="Standard" style:list-style-name="L14">
      <style:text-properties style:font-name="Ubuntu Light1" officeooo:paragraph-rsid="00e0c7a3"/>
    </style:style>
    <style:style style:name="P207" style:family="paragraph" style:parent-style-name="Standard" style:list-style-name="L14">
      <style:text-properties style:font-name="Ubuntu Light1" officeooo:paragraph-rsid="00f2488f"/>
    </style:style>
    <style:style style:name="P208" style:family="paragraph" style:parent-style-name="Standard" style:list-style-name="L14">
      <style:text-properties style:font-name="Ubuntu Light1" officeooo:paragraph-rsid="00fc1a8a"/>
    </style:style>
    <style:style style:name="P209" style:family="paragraph" style:parent-style-name="Standard" style:list-style-name="L14">
      <style:text-properties style:font-name="Ubuntu Light1" officeooo:paragraph-rsid="0101027b"/>
    </style:style>
    <style:style style:name="P210" style:family="paragraph" style:parent-style-name="Standard" style:list-style-name="L14">
      <style:text-properties style:font-name="Ubuntu Light1" officeooo:paragraph-rsid="01051710"/>
    </style:style>
    <style:style style:name="P211" style:family="paragraph" style:parent-style-name="Standard" style:list-style-name="L14">
      <style:text-properties style:font-name="Ubuntu Light1" officeooo:paragraph-rsid="010f50b1"/>
    </style:style>
    <style:style style:name="P212" style:family="paragraph" style:parent-style-name="Standard" style:list-style-name="L14">
      <style:text-properties style:font-name="Ubuntu Light1" officeooo:paragraph-rsid="01117b2a"/>
    </style:style>
    <style:style style:name="P213" style:family="paragraph" style:parent-style-name="Standard" style:list-style-name="L14">
      <style:text-properties style:font-name="Ubuntu Light1" officeooo:paragraph-rsid="0111e6ef"/>
    </style:style>
    <style:style style:name="P214" style:family="paragraph" style:parent-style-name="Standard" style:list-style-name="L14">
      <style:text-properties style:font-name="Ubuntu Light1" officeooo:paragraph-rsid="011400b9"/>
    </style:style>
    <style:style style:name="P215" style:family="paragraph" style:parent-style-name="Standard" style:list-style-name="L14">
      <style:text-properties style:font-name="Ubuntu Light1" officeooo:paragraph-rsid="01167b25"/>
    </style:style>
    <style:style style:name="P216" style:family="paragraph" style:parent-style-name="Standard" style:list-style-name="L14">
      <style:text-properties style:font-name="Ubuntu Light1" officeooo:paragraph-rsid="0118f11e"/>
    </style:style>
    <style:style style:name="P217" style:family="paragraph" style:parent-style-name="Standard" style:list-style-name="L14">
      <style:text-properties style:font-name="Ubuntu Light1" officeooo:paragraph-rsid="0119e409"/>
    </style:style>
    <style:style style:name="P218" style:family="paragraph" style:parent-style-name="Standard" style:list-style-name="L14">
      <style:text-properties style:font-name="Ubuntu Light1" officeooo:paragraph-rsid="011a1090"/>
    </style:style>
    <style:style style:name="P219" style:family="paragraph" style:parent-style-name="Standard" style:list-style-name="L14">
      <style:text-properties style:font-name="Ubuntu Light1" officeooo:paragraph-rsid="011e72fc"/>
    </style:style>
    <style:style style:name="P220" style:family="paragraph" style:parent-style-name="Standard" style:list-style-name="L14">
      <style:text-properties style:font-name="Ubuntu Light1" officeooo:paragraph-rsid="011ef80b"/>
    </style:style>
    <style:style style:name="P221"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22"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23"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24"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25" style:family="paragraph" style:parent-style-name="Text_20_body" style:list-style-name="L7">
      <style:text-properties style:font-name="Ubuntu Light" officeooo:rsid="0041b6e6" officeooo:paragraph-rsid="0041b6e6"/>
    </style:style>
    <style:style style:name="P226" style:family="paragraph" style:parent-style-name="Text_20_body" style:list-style-name="L7">
      <style:text-properties style:font-name="Ubuntu Light" officeooo:rsid="00428409" officeooo:paragraph-rsid="00428409"/>
    </style:style>
    <style:style style:name="P227" style:family="paragraph" style:parent-style-name="Text_20_body" style:list-style-name="L8">
      <style:text-properties style:font-name="Ubuntu Light" officeooo:paragraph-rsid="004d0e80"/>
    </style:style>
    <style:style style:name="P228" style:family="paragraph" style:parent-style-name="Text_20_body" style:list-style-name="L9">
      <style:text-properties style:font-name="Ubuntu Light" fo:language="es" fo:country="ES" officeooo:rsid="0069e653" officeooo:paragraph-rsid="0069e653"/>
    </style:style>
    <style:style style:name="P229" style:family="paragraph" style:parent-style-name="Text_20_body">
      <style:text-properties style:font-name="Ubuntu Light" fo:language="es" fo:country="ES" officeooo:rsid="00f16847" officeooo:paragraph-rsid="010f50b1"/>
    </style:style>
    <style:style style:name="P230" style:family="paragraph" style:parent-style-name="Text_20_body">
      <style:text-properties style:font-name="Ubuntu Light" fo:language="es" fo:country="ES" officeooo:rsid="00f16847" officeooo:paragraph-rsid="01117b2a"/>
    </style:style>
    <style:style style:name="P231" style:family="paragraph" style:parent-style-name="Text_20_body">
      <style:text-properties style:font-name="Ubuntu Light" fo:language="es" fo:country="ES" officeooo:rsid="00f16847" officeooo:paragraph-rsid="0111e6ef"/>
    </style:style>
    <style:style style:name="P232" style:family="paragraph" style:parent-style-name="Text_20_body">
      <style:text-properties style:font-name="Ubuntu Light" fo:language="es" fo:country="ES" officeooo:rsid="00f16847" officeooo:paragraph-rsid="011400b9"/>
    </style:style>
    <style:style style:name="P233" style:family="paragraph" style:parent-style-name="Text_20_body">
      <style:text-properties style:font-name="Ubuntu Light" fo:language="es" fo:country="ES" officeooo:rsid="00f16847" officeooo:paragraph-rsid="01167b25"/>
    </style:style>
    <style:style style:name="P234" style:family="paragraph" style:parent-style-name="Text_20_body">
      <style:text-properties style:font-name="Ubuntu Light" fo:language="es" fo:country="ES" officeooo:rsid="00f16847" officeooo:paragraph-rsid="0118f11e"/>
    </style:style>
    <style:style style:name="P235" style:family="paragraph" style:parent-style-name="Text_20_body">
      <style:text-properties style:font-name="Ubuntu Light" fo:language="es" fo:country="ES" officeooo:rsid="00f16847" officeooo:paragraph-rsid="0119e409"/>
    </style:style>
    <style:style style:name="P236" style:family="paragraph" style:parent-style-name="Text_20_body">
      <style:text-properties style:font-name="Ubuntu Light" fo:language="es" fo:country="ES" officeooo:rsid="00f16847" officeooo:paragraph-rsid="011a1090"/>
    </style:style>
    <style:style style:name="P237" style:family="paragraph" style:parent-style-name="Text_20_body">
      <style:text-properties style:font-name="Ubuntu Light" fo:language="es" fo:country="ES" officeooo:rsid="00f16847" officeooo:paragraph-rsid="011e72fc"/>
    </style:style>
    <style:style style:name="P238" style:family="paragraph" style:parent-style-name="Text_20_body">
      <style:text-properties style:font-name="Ubuntu Light" fo:language="es" fo:country="ES" officeooo:rsid="00f16847" officeooo:paragraph-rsid="011ef80b"/>
    </style:style>
    <style:style style:name="P239" style:family="paragraph" style:parent-style-name="Text_20_body">
      <style:text-properties style:font-name="Ubuntu Light" fo:language="es" fo:country="ES" officeooo:rsid="00f3e84d" officeooo:paragraph-rsid="011ef80b"/>
    </style:style>
    <style:style style:name="P240" style:family="paragraph" style:parent-style-name="Text_20_body" style:list-style-name="L9">
      <style:text-properties style:font-name="Ubuntu Light"/>
    </style:style>
    <style:style style:name="P241" style:family="paragraph" style:parent-style-name="Text_20_body" style:list-style-name="L10">
      <style:text-properties style:font-name="Ubuntu Light"/>
    </style:style>
    <style:style style:name="P242" style:family="paragraph" style:parent-style-name="Text_20_body" style:list-style-name="L11">
      <style:text-properties style:font-name="Ubuntu Light"/>
    </style:style>
    <style:style style:name="P243" style:family="paragraph" style:parent-style-name="Text_20_body" style:list-style-name="L12">
      <style:text-properties style:font-name="Ubuntu Light" officeooo:paragraph-rsid="0087b784"/>
    </style:style>
    <style:style style:name="P244" style:family="paragraph" style:parent-style-name="Text_20_body" style:list-style-name="L12">
      <style:text-properties style:font-name="Ubuntu Light" fo:font-weight="bold" officeooo:rsid="007ddde0" officeooo:paragraph-rsid="0087b784" style:font-weight-asian="bold" style:font-weight-complex="bold"/>
    </style:style>
    <style:style style:name="P245" style:family="paragraph" style:parent-style-name="Text_20_body" style:list-style-name="L14">
      <style:text-properties style:font-name="Ubuntu Light"/>
    </style:style>
    <style:style style:name="P246"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47" style:family="paragraph" style:parent-style-name="Text_20_body" style:list-style-name="L8">
      <style:text-properties officeooo:paragraph-rsid="0044f59f"/>
    </style:style>
    <style:style style:name="P248" style:family="paragraph" style:parent-style-name="Text_20_body" style:list-style-name="L8">
      <style:text-properties officeooo:paragraph-rsid="004d0e80"/>
    </style:style>
    <style:style style:name="P249" style:family="paragraph" style:parent-style-name="Text_20_body" style:list-style-name="L9"/>
    <style:style style:name="P250" style:family="paragraph" style:parent-style-name="Text_20_body" style:list-style-name="L13">
      <style:text-properties style:font-name="Ubuntu Light1" officeooo:rsid="0091f409" officeooo:paragraph-rsid="0091f409"/>
    </style:style>
    <style:style style:name="P251" style:family="paragraph" style:parent-style-name="Text_20_body" style:list-style-name="L13">
      <style:text-properties style:font-name="Ubuntu Light1" officeooo:rsid="0091f409" officeooo:paragraph-rsid="009375f2"/>
    </style:style>
    <style:style style:name="P25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a1090"/>
    </style:style>
    <style:style style:name="P2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25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25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25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25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26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0f1a4" officeooo:paragraph-rsid="01117b2a"/>
    </style:style>
    <style:style style:name="P2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6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6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6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6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6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6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e6ef"/>
    </style:style>
    <style:style style:name="P2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e409"/>
    </style:style>
    <style:style style:name="P2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e409"/>
    </style:style>
    <style:style style:name="P2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2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281" style:family="paragraph" style:parent-style-name="Heading_20_2">
      <style:text-properties style:font-name="Ubuntu Light" fo:font-size="16pt" fo:language="es" fo:country="ES" style:font-size-asian="16pt" style:font-size-complex="16pt"/>
    </style:style>
    <style:style style:name="P282" style:family="paragraph" style:parent-style-name="Heading_20_2">
      <style:text-properties style:font-name="Ubuntu Light" fo:font-size="16pt" fo:language="es" fo:country="ES" officeooo:paragraph-rsid="0001d969" style:font-size-asian="16pt" style:font-size-complex="16pt"/>
    </style:style>
    <style:style style:name="P283" style:family="paragraph" style:parent-style-name="Heading_20_2" style:list-style-name="">
      <style:text-properties style:font-name="Ubuntu Light" fo:font-size="16pt" fo:language="es" fo:country="ES" style:font-size-asian="16pt" style:font-size-complex="16pt"/>
    </style:style>
    <style:style style:name="P284" style:family="paragraph" style:parent-style-name="Heading_20_2" style:list-style-name="">
      <style:text-properties style:font-name="Ubuntu Light" fo:font-size="16pt" fo:language="es" fo:country="ES" officeooo:paragraph-rsid="0001d969" style:font-size-asian="16pt" style:font-size-complex="16pt"/>
    </style:style>
    <style:style style:name="P285"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286"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87" style:family="paragraph" style:parent-style-name="Heading_20_2">
      <style:text-properties style:font-name="Ubuntu Light" fo:font-size="16pt" fo:language="es" fo:country="ES" officeooo:paragraph-rsid="0003ba32" style:font-size-asian="16pt" style:font-size-complex="16pt"/>
    </style:style>
    <style:style style:name="P288" style:family="paragraph" style:parent-style-name="Heading_20_2">
      <style:text-properties style:font-name="Ubuntu Light" fo:font-size="16pt" fo:language="es" fo:country="ES" officeooo:paragraph-rsid="0003c1e7" style:font-size-asian="16pt" style:font-size-complex="16pt"/>
    </style:style>
    <style:style style:name="P289"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90" style:family="paragraph" style:parent-style-name="Heading_20_2">
      <style:text-properties style:font-name="Ubuntu Light" fo:language="es" fo:country="ES" officeooo:rsid="0001d969" officeooo:paragraph-rsid="0001d969"/>
    </style:style>
    <style:style style:name="P291" style:family="paragraph" style:parent-style-name="Heading_20_2" style:list-style-name=""/>
    <style:style style:name="P292" style:family="paragraph" style:parent-style-name="Heading_20_2" style:list-style-name="">
      <style:text-properties officeooo:paragraph-rsid="003c8356"/>
    </style:style>
    <style:style style:name="P293" style:family="paragraph" style:parent-style-name="Heading_20_2">
      <style:paragraph-properties fo:break-before="page"/>
      <style:text-properties style:font-name="Ubuntu Light" fo:font-size="16pt" fo:language="es" fo:country="ES" style:font-size-asian="16pt" style:font-size-complex="16pt"/>
    </style:style>
    <style:style style:name="P294"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95"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96"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97"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98" style:family="paragraph" style:parent-style-name="Heading_20_2">
      <style:paragraph-properties fo:break-before="page"/>
      <style:text-properties style:font-name="Ubuntu Light" fo:language="es" fo:country="ES" officeooo:rsid="0001d969" officeooo:paragraph-rsid="0001d969"/>
    </style:style>
    <style:style style:name="P299" style:family="paragraph" style:parent-style-name="Heading_20_2">
      <style:paragraph-properties fo:break-before="page"/>
      <style:text-properties style:font-name="Ubuntu Light" officeooo:rsid="00030ffd" officeooo:paragraph-rsid="003f6dd9"/>
    </style:style>
    <style:style style:name="P300" style:family="paragraph" style:parent-style-name="Heading_20_2">
      <style:paragraph-properties fo:break-before="page"/>
      <style:text-properties style:font-name="Ubuntu Light" officeooo:rsid="00030ffd" officeooo:paragraph-rsid="003c8356"/>
    </style:style>
    <style:style style:name="P30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02" style:family="paragraph" style:parent-style-name="Heading_20_1" style:list-style-name="">
      <style:text-properties style:font-name="Ubuntu Light" fo:language="es" fo:country="ES"/>
    </style:style>
    <style:style style:name="P303" style:family="paragraph" style:parent-style-name="Heading_20_1">
      <style:paragraph-properties fo:break-before="page"/>
      <style:text-properties style:font-name="Ubuntu Light" fo:language="es" fo:country="ES"/>
    </style:style>
    <style:style style:name="P304" style:family="paragraph" style:parent-style-name="Heading_20_1">
      <style:paragraph-properties fo:break-before="page"/>
      <style:text-properties style:font-name="Ubuntu Light" fo:font-size="18pt" fo:language="es" fo:country="ES" style:font-size-asian="18pt" style:font-size-complex="18pt"/>
    </style:style>
    <style:style style:name="P305" style:family="paragraph" style:parent-style-name="Heading_20_1">
      <style:paragraph-properties fo:break-before="page"/>
      <style:text-properties style:font-name="Ubuntu Light1" fo:font-size="18pt" style:font-size-asian="18pt" style:font-size-complex="18pt"/>
    </style:style>
    <style:style style:name="P306" style:family="paragraph" style:parent-style-name="Heading_20_3">
      <style:text-properties style:font-name="Ubuntu Light"/>
    </style:style>
    <style:style style:name="P307" style:family="paragraph" style:parent-style-name="Heading_20_3">
      <style:text-properties style:font-name="Ubuntu Light" officeooo:rsid="00030ffd"/>
    </style:style>
    <style:style style:name="P308" style:family="paragraph" style:parent-style-name="Heading_20_3">
      <style:text-properties style:font-name="Ubuntu Light" officeooo:rsid="00030ffd" officeooo:paragraph-rsid="003c8356"/>
    </style:style>
    <style:style style:name="P309" style:family="paragraph" style:parent-style-name="Heading_20_3" style:list-style-name="">
      <style:text-properties style:font-name="Ubuntu Light" officeooo:paragraph-rsid="0061d951"/>
    </style:style>
    <style:style style:name="P310" style:family="paragraph" style:parent-style-name="Heading_20_3" style:list-style-name="">
      <style:text-properties style:font-name="Ubuntu Light" officeooo:paragraph-rsid="003e5953"/>
    </style:style>
    <style:style style:name="P311" style:family="paragraph" style:parent-style-name="Heading_20_3">
      <style:text-properties style:font-name="Ubuntu Light" officeooo:paragraph-rsid="00a68f71"/>
    </style:style>
    <style:style style:name="P312" style:family="paragraph" style:parent-style-name="Heading_20_3">
      <style:text-properties style:font-name="Ubuntu Light" officeooo:paragraph-rsid="000a173b"/>
    </style:style>
    <style:style style:name="P313" style:family="paragraph" style:parent-style-name="Heading_20_3">
      <style:text-properties style:font-name="Ubuntu Light" officeooo:paragraph-rsid="00a20c5f"/>
    </style:style>
    <style:style style:name="P314" style:family="paragraph" style:parent-style-name="Heading_20_3">
      <style:text-properties style:font-name="Ubuntu Light" officeooo:paragraph-rsid="000b047e"/>
    </style:style>
    <style:style style:name="P315" style:family="paragraph" style:parent-style-name="Heading_20_3" style:list-style-name="">
      <style:text-properties officeooo:rsid="00030ffd" officeooo:paragraph-rsid="003e5953"/>
    </style:style>
    <style:style style:name="P316"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17" style:family="paragraph" style:parent-style-name="Heading_20_3">
      <style:text-properties officeooo:paragraph-rsid="00a512dd"/>
    </style:style>
    <style:style style:name="P318" style:family="paragraph" style:parent-style-name="Heading_20_3">
      <style:paragraph-properties fo:break-before="page"/>
      <style:text-properties style:font-name="Ubuntu Light" officeooo:rsid="00030ffd" officeooo:paragraph-rsid="0061d951"/>
    </style:style>
    <style:style style:name="P319" style:family="paragraph" style:parent-style-name="Heading_20_3">
      <style:paragraph-properties fo:break-before="page"/>
      <style:text-properties style:font-name="Ubuntu Light" officeooo:rsid="00030ffd" officeooo:paragraph-rsid="003e5953"/>
    </style:style>
    <style:style style:name="P320" style:family="paragraph" style:parent-style-name="Heading_20_3">
      <style:paragraph-properties fo:break-before="page"/>
      <style:text-properties style:font-name="Ubuntu Light" officeooo:paragraph-rsid="00b35ba1"/>
    </style:style>
    <style:style style:name="P321" style:family="paragraph" style:parent-style-name="Heading_20_3">
      <style:paragraph-properties fo:break-before="page"/>
      <style:text-properties officeooo:rsid="00030ffd" officeooo:paragraph-rsid="003e5953"/>
    </style:style>
    <style:style style:name="P322"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fo:font-weight="bold" officeooo:rsid="00f3e84d" style:font-size-asian="12pt" style:font-weight-asian="bold" style:font-size-complex="12pt" style:font-weight-complex="bold"/>
    </style:style>
    <style:style style:name="T54" style:family="text">
      <style:text-properties style:font-name="Ubuntu Light" fo:font-size="12pt" fo:language="es" fo:country="ES" officeooo:rsid="00b35ba1" style:font-size-asian="12pt" style:font-size-complex="12pt"/>
    </style:style>
    <style:style style:name="T55" style:family="text">
      <style:text-properties style:font-name="Ubuntu Light" fo:font-size="12pt" fo:language="es" fo:country="ES" officeooo:rsid="00c05df1" style:font-size-asian="12pt" style:font-size-complex="12pt"/>
    </style:style>
    <style:style style:name="T56" style:family="text">
      <style:text-properties style:font-name="Ubuntu Light" officeooo:rsid="0044f59f"/>
    </style:style>
    <style:style style:name="T57" style:family="text">
      <style:text-properties style:font-name="Ubuntu Light" officeooo:rsid="00030ffd"/>
    </style:style>
    <style:style style:name="T58" style:family="text">
      <style:text-properties style:font-name="Ubuntu Light" fo:font-weight="bold" style:font-weight-asian="bold" style:font-weight-complex="bold"/>
    </style:style>
    <style:style style:name="T59" style:family="text">
      <style:text-properties style:font-name="Ubuntu Light" fo:font-weight="bold" officeooo:rsid="0044f59f" style:font-weight-asian="bold" style:font-weight-complex="bold"/>
    </style:style>
    <style:style style:name="T60" style:family="text">
      <style:text-properties style:font-name="Ubuntu Light" officeooo:rsid="0051d624"/>
    </style:style>
    <style:style style:name="T61" style:family="text">
      <style:text-properties style:font-name="Ubuntu Light" officeooo:rsid="00529166"/>
    </style:style>
    <style:style style:name="T62" style:family="text">
      <style:text-properties style:font-name="Ubuntu Light" officeooo:rsid="00544fb6"/>
    </style:style>
    <style:style style:name="T63" style:family="text">
      <style:text-properties style:font-name="Ubuntu Light" officeooo:rsid="005600d3"/>
    </style:style>
    <style:style style:name="T64" style:family="text">
      <style:text-properties style:font-name="Ubuntu Light" fo:font-size="16pt" fo:language="es" fo:country="ES" officeooo:rsid="000a173b" style:font-size-asian="16pt" style:font-size-complex="16pt"/>
    </style:style>
    <style:style style:name="T65" style:family="text">
      <style:text-properties style:font-name="Ubuntu Light" fo:font-size="16pt" fo:language="es" fo:country="ES" officeooo:rsid="005051dd" style:font-size-asian="16pt" style:font-size-complex="16pt"/>
    </style:style>
    <style:style style:name="T66" style:family="text">
      <style:text-properties style:font-name="Ubuntu Light" fo:font-size="16pt" fo:language="es" fo:country="ES" officeooo:rsid="009def99" style:font-size-asian="16pt" style:font-size-complex="16pt"/>
    </style:style>
    <style:style style:name="T67" style:family="text">
      <style:text-properties style:font-name="Ubuntu Light" fo:font-size="16pt" fo:language="es" fo:country="ES" officeooo:rsid="009fc892" style:font-size-asian="16pt" style:font-size-complex="16pt"/>
    </style:style>
    <style:style style:name="T68" style:family="text">
      <style:text-properties style:font-name="Ubuntu Light" fo:font-size="16pt" fo:language="es" fo:country="ES" officeooo:rsid="0003ba32" style:font-size-asian="16pt" style:font-size-complex="16pt"/>
    </style:style>
    <style:style style:name="T69" style:family="text">
      <style:text-properties style:font-name="Ubuntu Light" fo:font-size="16pt" fo:language="es" fo:country="ES" officeooo:rsid="00b9b44a" style:font-size-asian="16pt" style:font-size-complex="16pt"/>
    </style:style>
    <style:style style:name="T70" style:family="text">
      <style:text-properties style:font-name="Ubuntu Light" fo:font-size="16pt" fo:language="es" fo:country="ES" officeooo:rsid="000b047e" style:font-size-asian="16pt" style:font-size-complex="16pt"/>
    </style:style>
    <style:style style:name="T71" style:family="text">
      <style:text-properties fo:font-size="12pt" style:font-size-asian="12pt" style:font-size-complex="12pt"/>
    </style:style>
    <style:style style:name="T72" style:family="text">
      <style:text-properties fo:font-size="12pt" fo:language="es" fo:country="ES" fo:font-weight="normal" officeooo:rsid="0081a121" style:font-size-asian="12pt" style:font-weight-asian="normal" style:font-size-complex="12pt" style:font-weight-complex="normal"/>
    </style:style>
    <style:style style:name="T73" style:family="text">
      <style:text-properties fo:font-size="12pt" fo:language="es" fo:country="ES" fo:font-weight="bold" style:font-size-asian="12pt" style:font-weight-asian="bold" style:font-size-complex="12pt" style:font-weight-complex="bold"/>
    </style:style>
    <style:style style:name="T74" style:family="text">
      <style:text-properties fo:font-size="12pt" fo:language="es" fo:country="ES" fo:font-weight="bold" officeooo:rsid="00b35ba1" style:font-size-asian="12pt" style:font-weight-asian="bold" style:font-size-complex="12pt" style:font-weight-complex="bold"/>
    </style:style>
    <style:style style:name="T75" style:family="text">
      <style:text-properties fo:font-size="12pt" fo:language="es" fo:country="ES" fo:font-weight="bold" officeooo:rsid="00c33786" style:font-size-asian="12pt" style:font-weight-asian="bold" style:font-size-complex="12pt" style:font-weight-complex="bold"/>
    </style:style>
    <style:style style:name="T76" style:family="text">
      <style:text-properties fo:font-size="12pt" fo:language="es" fo:country="ES" fo:font-weight="bold" officeooo:rsid="00f3e84d" style:font-size-asian="12pt" style:font-weight-asian="bold" style:font-size-complex="12pt" style:font-weight-complex="bold"/>
    </style:style>
    <style:style style:name="T77" style:family="text">
      <style:text-properties fo:font-size="12pt" fo:language="es" fo:country="ES" fo:font-weight="bold" officeooo:rsid="00f98585" style:font-size-asian="12pt" style:font-weight-asian="bold" style:font-size-complex="12pt" style:font-weight-complex="bold"/>
    </style:style>
    <style:style style:name="T78" style:family="text">
      <style:text-properties fo:font-size="12pt" fo:language="es" fo:country="ES" fo:font-weight="bold" officeooo:rsid="00fc1a8a" style:font-size-asian="12pt" style:font-weight-asian="bold" style:font-size-complex="12pt" style:font-weight-complex="bold"/>
    </style:style>
    <style:style style:name="T79" style:family="text">
      <style:text-properties fo:font-size="12pt" fo:language="es" fo:country="ES" fo:font-weight="bold" officeooo:rsid="00fe8e90" style:font-size-asian="12pt" style:font-weight-asian="bold" style:font-size-complex="12pt" style:font-weight-complex="bold"/>
    </style:style>
    <style:style style:name="T80" style:family="text">
      <style:text-properties fo:font-size="12pt" fo:language="es" fo:country="ES" fo:font-weight="bold" officeooo:rsid="0101027b" style:font-size-asian="12pt" style:font-weight-asian="bold" style:font-size-complex="12pt" style:font-weight-complex="bold"/>
    </style:style>
    <style:style style:name="T81" style:family="text">
      <style:text-properties fo:font-size="12pt" fo:language="es" fo:country="ES" fo:font-weight="bold" officeooo:rsid="01051710" style:font-size-asian="12pt" style:font-weight-asian="bold" style:font-size-complex="12pt" style:font-weight-complex="bold"/>
    </style:style>
    <style:style style:name="T82" style:family="text">
      <style:text-properties fo:font-size="12pt" fo:language="es" fo:country="ES" officeooo:rsid="000b047e" style:font-size-asian="12pt" style:font-size-complex="12pt"/>
    </style:style>
    <style:style style:name="T83" style:family="text">
      <style:text-properties fo:font-size="12pt" fo:language="es" fo:country="ES" officeooo:rsid="00b35ba1"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2pt" fo:font-weight="bold" officeooo:rsid="010bd4ea" style:font-size-asian="12pt" style:font-weight-asian="bold" style:font-size-complex="12pt" style:font-weight-complex="bold"/>
    </style:style>
    <style:style style:name="T86" style:family="text">
      <style:text-properties fo:font-size="12pt" fo:font-weight="bold" officeooo:rsid="010f50b1" style:font-size-asian="12pt" style:font-weight-asian="bold" style:font-size-complex="12pt" style:font-weight-complex="bold"/>
    </style:style>
    <style:style style:name="T87" style:family="text">
      <style:text-properties fo:font-size="12pt" fo:font-weight="bold" officeooo:rsid="01117b2a" style:font-size-asian="12pt" style:font-weight-asian="bold" style:font-size-complex="12pt" style:font-weight-complex="bold"/>
    </style:style>
    <style:style style:name="T88" style:family="text">
      <style:text-properties fo:font-size="12pt" fo:font-weight="bold" officeooo:rsid="0111e6ef" style:font-size-asian="12pt" style:font-weight-asian="bold" style:font-size-complex="12pt" style:font-weight-complex="bold"/>
    </style:style>
    <style:style style:name="T89" style:family="text">
      <style:text-properties fo:font-size="12pt" fo:font-weight="bold" officeooo:rsid="0112e28e" style:font-size-asian="12pt" style:font-weight-asian="bold" style:font-size-complex="12pt" style:font-weight-complex="bold"/>
    </style:style>
    <style:style style:name="T90" style:family="text">
      <style:text-properties fo:font-size="12pt" fo:font-weight="bold" officeooo:rsid="011400b9" style:font-size-asian="12pt" style:font-weight-asian="bold" style:font-size-complex="12pt" style:font-weight-complex="bold"/>
    </style:style>
    <style:style style:name="T91" style:family="text">
      <style:text-properties fo:font-size="12pt" fo:font-weight="bold" officeooo:rsid="01167b25" style:font-size-asian="12pt" style:font-weight-asian="bold" style:font-size-complex="12pt" style:font-weight-complex="bold"/>
    </style:style>
    <style:style style:name="T92" style:family="text">
      <style:text-properties fo:font-size="12pt" fo:font-weight="bold" officeooo:rsid="0118f11e" style:font-size-asian="12pt" style:font-weight-asian="bold" style:font-size-complex="12pt" style:font-weight-complex="bold"/>
    </style:style>
    <style:style style:name="T93" style:family="text">
      <style:text-properties fo:font-size="12pt" fo:font-weight="bold" officeooo:rsid="01196c0d" style:font-size-asian="12pt" style:font-weight-asian="bold" style:font-size-complex="12pt" style:font-weight-complex="bold"/>
    </style:style>
    <style:style style:name="T94" style:family="text">
      <style:text-properties fo:font-size="12pt" fo:font-weight="bold" officeooo:rsid="0119e409" style:font-size-asian="12pt" style:font-weight-asian="bold" style:font-size-complex="12pt" style:font-weight-complex="bold"/>
    </style:style>
    <style:style style:name="T95" style:family="text">
      <style:text-properties fo:font-size="12pt" fo:font-weight="bold" officeooo:rsid="011b0ce1" style:font-size-asian="12pt" style:font-weight-asian="bold" style:font-size-complex="12pt" style:font-weight-complex="bold"/>
    </style:style>
    <style:style style:name="T96" style:family="text">
      <style:text-properties fo:font-size="12pt" fo:font-weight="bold" officeooo:rsid="011e72fc" style:font-size-asian="12pt" style:font-weight-asian="bold" style:font-size-complex="12pt" style:font-weight-complex="bold"/>
    </style:style>
    <style:style style:name="T97" style:family="text">
      <style:text-properties fo:font-size="12pt" fo:font-weight="bold" officeooo:rsid="011ef80b" style:font-size-asian="12pt" style:font-weight-asian="bold" style:font-size-complex="12pt" style:font-weight-complex="bold"/>
    </style:style>
    <style:style style:name="T98" style:family="text">
      <style:text-properties officeooo:rsid="002e3f81"/>
    </style:style>
    <style:style style:name="T99" style:family="text">
      <style:text-properties fo:font-weight="bold" style:font-weight-asian="bold" style:font-weight-complex="bold"/>
    </style:style>
    <style:style style:name="T100" style:family="text">
      <style:text-properties fo:font-weight="bold" officeooo:rsid="007ddde0" style:font-weight-asian="bold" style:font-weight-complex="bold"/>
    </style:style>
    <style:style style:name="T101" style:family="text">
      <style:text-properties officeooo:rsid="00350327"/>
    </style:style>
    <style:style style:name="T102" style:family="text">
      <style:text-properties officeooo:rsid="003666c2"/>
    </style:style>
    <style:style style:name="T103" style:family="text">
      <style:text-properties officeooo:rsid="003a0208"/>
    </style:style>
    <style:style style:name="T104" style:family="text">
      <style:text-properties officeooo:rsid="003ff295"/>
    </style:style>
    <style:style style:name="T105" style:family="text">
      <style:text-properties officeooo:rsid="00441710"/>
    </style:style>
    <style:style style:name="T106" style:family="text">
      <style:text-properties officeooo:rsid="0044f59f"/>
    </style:style>
    <style:style style:name="T107" style:family="text">
      <style:text-properties officeooo:rsid="006583d1"/>
    </style:style>
    <style:style style:name="T108" style:family="text">
      <style:text-properties officeooo:rsid="00682d27"/>
    </style:style>
    <style:style style:name="T109" style:family="text">
      <style:text-properties officeooo:rsid="006b1929"/>
    </style:style>
    <style:style style:name="T110" style:family="text">
      <style:text-properties officeooo:rsid="006cc226"/>
    </style:style>
    <style:style style:name="T111" style:family="text">
      <style:text-properties officeooo:rsid="007519f5"/>
    </style:style>
    <style:style style:name="T112" style:family="text">
      <style:text-properties officeooo:rsid="00794a38"/>
    </style:style>
    <style:style style:name="T113" style:family="text">
      <style:text-properties officeooo:rsid="007ddde0"/>
    </style:style>
    <style:style style:name="T114" style:family="text">
      <style:text-properties fo:language="es" fo:country="ES"/>
    </style:style>
    <style:style style:name="T115" style:family="text">
      <style:text-properties fo:language="es" fo:country="ES" officeooo:rsid="00183a4e"/>
    </style:style>
    <style:style style:name="T116" style:family="text">
      <style:text-properties fo:language="es" fo:country="ES" officeooo:rsid="007ddde0"/>
    </style:style>
    <style:style style:name="T117" style:family="text">
      <style:text-properties fo:language="es" fo:country="ES" fo:font-weight="bold" officeooo:rsid="00183a4e" style:font-weight-asian="bold" style:font-weight-complex="bold"/>
    </style:style>
    <style:style style:name="T118" style:family="text">
      <style:text-properties fo:language="es" fo:country="ES" officeooo:rsid="00b35ba1"/>
    </style:style>
    <style:style style:name="T119" style:family="text">
      <style:text-properties fo:language="es" fo:country="ES" officeooo:rsid="00b7125e"/>
    </style:style>
    <style:style style:name="T120" style:family="text">
      <style:text-properties fo:language="es" fo:country="ES" officeooo:rsid="000a173b"/>
    </style:style>
    <style:style style:name="T121" style:family="text">
      <style:text-properties fo:language="es" fo:country="ES" officeooo:rsid="00bbbdb3"/>
    </style:style>
    <style:style style:name="T122" style:family="text">
      <style:text-properties fo:language="es" fo:country="ES" officeooo:rsid="00be2b54"/>
    </style:style>
    <style:style style:name="T123" style:family="text">
      <style:text-properties fo:language="es" fo:country="ES" officeooo:rsid="00c555f5"/>
    </style:style>
    <style:style style:name="T124" style:family="text">
      <style:text-properties fo:language="es" fo:country="ES" officeooo:rsid="00c73e21"/>
    </style:style>
    <style:style style:name="T125" style:family="text">
      <style:text-properties fo:language="es" fo:country="ES" officeooo:rsid="00cda9d1"/>
    </style:style>
    <style:style style:name="T126" style:family="text">
      <style:text-properties fo:language="es" fo:country="ES" officeooo:rsid="00d02488"/>
    </style:style>
    <style:style style:name="T127" style:family="text">
      <style:text-properties fo:language="es" fo:country="ES" officeooo:rsid="00d099c7"/>
    </style:style>
    <style:style style:name="T128" style:family="text">
      <style:text-properties fo:language="es" fo:country="ES" officeooo:rsid="00d2ffbb"/>
    </style:style>
    <style:style style:name="T129" style:family="text">
      <style:text-properties fo:language="es" fo:country="ES" officeooo:rsid="00d3ccc9"/>
    </style:style>
    <style:style style:name="T130" style:family="text">
      <style:text-properties fo:language="es" fo:country="ES" officeooo:rsid="00da6227"/>
    </style:style>
    <style:style style:name="T131" style:family="text">
      <style:text-properties fo:language="es" fo:country="ES" officeooo:rsid="00dbfd53"/>
    </style:style>
    <style:style style:name="T132" style:family="text">
      <style:text-properties fo:language="es" fo:country="ES" officeooo:rsid="00dddeda"/>
    </style:style>
    <style:style style:name="T133" style:family="text">
      <style:text-properties fo:language="es" fo:country="ES" officeooo:rsid="00df550c"/>
    </style:style>
    <style:style style:name="T134" style:family="text">
      <style:text-properties fo:language="es" fo:country="ES" officeooo:rsid="00e24b38"/>
    </style:style>
    <style:style style:name="T135" style:family="text">
      <style:text-properties fo:language="es" fo:country="ES" officeooo:rsid="00f11362"/>
    </style:style>
    <style:style style:name="T136" style:family="text">
      <style:text-properties fo:language="es" fo:country="ES" officeooo:rsid="0101cfdd"/>
    </style:style>
    <style:style style:name="T137" style:family="text">
      <style:text-properties fo:language="es" fo:country="ES" officeooo:rsid="01051710"/>
    </style:style>
    <style:style style:name="T138" style:family="text">
      <style:text-properties fo:language="es" fo:country="ES" officeooo:rsid="010a14ce"/>
    </style:style>
    <style:style style:name="T139" style:family="text">
      <style:text-properties fo:language="es" fo:country="ES" officeooo:rsid="010e8e5c"/>
    </style:style>
    <style:style style:name="T140" style:family="text">
      <style:text-properties fo:language="es" fo:country="ES" officeooo:rsid="0112e28e"/>
    </style:style>
    <style:style style:name="T141" style:family="text">
      <style:text-properties fo:language="es" fo:country="ES" officeooo:rsid="0119185f"/>
    </style:style>
    <style:style style:name="T142" style:family="text">
      <style:text-properties fo:language="es" fo:country="ES" officeooo:rsid="01196c0d"/>
    </style:style>
    <style:style style:name="T143" style:family="text">
      <style:text-properties officeooo:rsid="008524b6"/>
    </style:style>
    <style:style style:name="T144" style:family="text">
      <style:text-properties officeooo:rsid="0087b784"/>
    </style:style>
    <style:style style:name="T145" style:family="text">
      <style:text-properties officeooo:rsid="008a2b75"/>
    </style:style>
    <style:style style:name="T146" style:family="text">
      <style:text-properties officeooo:rsid="008c9868"/>
    </style:style>
    <style:style style:name="T147" style:family="text">
      <style:text-properties officeooo:rsid="00922ba6"/>
    </style:style>
    <style:style style:name="T148" style:family="text">
      <style:text-properties officeooo:rsid="00933261"/>
    </style:style>
    <style:style style:name="T149" style:family="text">
      <style:text-properties officeooo:rsid="009375f2"/>
    </style:style>
    <style:style style:name="T150" style:family="text">
      <style:text-properties officeooo:rsid="0093f903"/>
    </style:style>
    <style:style style:name="T151" style:family="text">
      <style:text-properties officeooo:rsid="0097bfe7"/>
    </style:style>
    <style:style style:name="T152" style:family="text">
      <style:text-properties officeooo:rsid="0098ccb8"/>
    </style:style>
    <style:style style:name="T153" style:family="text">
      <style:text-properties officeooo:rsid="0099e453"/>
    </style:style>
    <style:style style:name="T154" style:family="text">
      <style:text-properties officeooo:rsid="00a18922"/>
    </style:style>
    <style:style style:name="T155" style:family="text">
      <style:text-properties officeooo:rsid="00ccdf4c"/>
    </style:style>
    <style:style style:name="T156" style:family="text">
      <style:text-properties officeooo:rsid="00d02488"/>
    </style:style>
    <style:style style:name="T157" style:family="text">
      <style:text-properties officeooo:rsid="00d2f48e"/>
    </style:style>
    <style:style style:name="T158" style:family="text">
      <style:text-properties officeooo:rsid="00d2ffbb"/>
    </style:style>
    <style:style style:name="T159" style:family="text">
      <style:text-properties officeooo:rsid="00d54cf6"/>
    </style:style>
    <style:style style:name="T160" style:family="text">
      <style:text-properties officeooo:rsid="00df550c"/>
    </style:style>
    <style:style style:name="T161" style:family="text">
      <style:text-properties officeooo:rsid="00e24b38"/>
    </style:style>
    <style:style style:name="T162" style:family="text">
      <style:text-properties officeooo:rsid="00f11362"/>
    </style:style>
    <style:style style:name="T163" style:family="text">
      <style:text-properties officeooo:rsid="010bd4ea"/>
    </style:style>
    <style:style style:name="T164" style:family="text">
      <style:text-properties officeooo:rsid="010e8e5c"/>
    </style:style>
    <style:style style:name="T165" style:family="text">
      <style:text-properties officeooo:rsid="010f50b1"/>
    </style:style>
    <style:style style:name="T166" style:family="text">
      <style:text-properties officeooo:rsid="0110e5a6"/>
    </style:style>
    <style:style style:name="T167" style:family="text">
      <style:text-properties officeooo:rsid="01117b2a"/>
    </style:style>
    <style:style style:name="T168" style:family="text">
      <style:text-properties officeooo:rsid="0111e6ef"/>
    </style:style>
    <style:style style:name="T169" style:family="text">
      <style:text-properties officeooo:rsid="0112e28e"/>
    </style:style>
    <style:style style:name="T170" style:family="text">
      <style:text-properties officeooo:rsid="0115e066"/>
    </style:style>
    <style:style style:name="T171" style:family="text">
      <style:text-properties officeooo:rsid="01167b25"/>
    </style:style>
    <style:style style:name="T172" style:family="text">
      <style:text-properties officeooo:rsid="0119185f"/>
    </style:style>
    <style:style style:name="T173" style:family="text">
      <style:text-properties officeooo:rsid="01196c0d"/>
    </style:style>
    <style:style style:name="T174" style:family="text">
      <style:text-properties officeooo:rsid="0119e409"/>
    </style:style>
    <style:style style:name="T175" style:family="text">
      <style:text-properties officeooo:rsid="00b5ed1f"/>
    </style:style>
    <style:style style:name="T176" style:family="text">
      <style:text-properties officeooo:rsid="011e72fc"/>
    </style:style>
    <style:style style:name="T177" style:family="text">
      <style:text-properties officeooo:rsid="011ef80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8">Índice</text:p>
          </text:index-title>
          <text:p text:style-name="P154"><text:a xlink:type="simple" xlink:href="#__RefHeading___Toc1730_1654089018" text:style-name="Index_20_Link" text:visited-style-name="Index_20_Link">Introducción<text:tab/>4</text:a></text:p>
          <text:p text:style-name="P156"><text:a xlink:type="simple" xlink:href="#__RefHeading___Toc2262_1654089018" text:style-name="Index_20_Link" text:visited-style-name="Index_20_Link">[R] Descripción del problema<text:tab/>4</text:a></text:p>
          <text:p text:style-name="P156"><text:a xlink:type="simple" xlink:href="#__RefHeading___Toc2264_1654089018" text:style-name="Index_20_Link" text:visited-style-name="Index_20_Link">[R] Importancia del problema<text:tab/>5</text:a></text:p>
          <text:p text:style-name="P156"><text:a xlink:type="simple" xlink:href="#__RefHeading___Toc2266_1654089018" text:style-name="Index_20_Link" text:visited-style-name="Index_20_Link">[R] Objetivos perseguidos<text:tab/>7</text:a></text:p>
          <text:p text:style-name="P156"><text:a xlink:type="simple" xlink:href="#__RefHeading___Toc2268_1654089018" text:style-name="Index_20_Link" text:visited-style-name="Index_20_Link">[R] Metodología para la resolución<text:tab/>9</text:a></text:p>
          <text:p text:style-name="P156"><text:a xlink:type="simple" xlink:href="#__RefHeading___Toc2378_1654089018" text:style-name="Index_20_Link" text:visited-style-name="Index_20_Link">[R] Resultados obtenidos<text:tab/>10</text:a></text:p>
          <text:p text:style-name="P156"><text:a xlink:type="simple" xlink:href="#__RefHeading___Toc2380_1654089018" text:style-name="Index_20_Link" text:visited-style-name="Index_20_Link">[R] Estructura del presente documento<text:tab/>11</text:a></text:p>
          <text:p text:style-name="P154"><text:a xlink:type="simple" xlink:href="#__RefHeading___Toc1732_1654089018" text:style-name="Index_20_Link" text:visited-style-name="Index_20_Link">Contexto<text:tab/>12</text:a></text:p>
          <text:p text:style-name="P156"><text:a xlink:type="simple" xlink:href="#__RefHeading___Toc2882_1654089018" text:style-name="Index_20_Link" text:visited-style-name="Index_20_Link">[R] Introducción técnica<text:tab/>12</text:a></text:p>
          <text:p text:style-name="P156"><text:a xlink:type="simple" xlink:href="#__RefHeading___Toc1959_1643884647" text:style-name="Index_20_Link" text:visited-style-name="Index_20_Link">[R] El servidor, aspectos generales<text:tab/>13</text:a></text:p>
          <text:p text:style-name="P155"><text:a xlink:type="simple" xlink:href="#__RefHeading___Toc1961_1643884647" text:style-name="Index_20_Link" text:visited-style-name="Index_20_Link">[R] Pila técnica<text:tab/>13</text:a></text:p>
          <text:p text:style-name="P155"><text:a xlink:type="simple" xlink:href="#__RefHeading___Toc1948_1643884647" text:style-name="Index_20_Link" text:visited-style-name="Index_20_Link">[R] Arquitectura<text:tab/>16</text:a></text:p>
          <text:p text:style-name="P155"><text:a xlink:type="simple" xlink:href="#__RefHeading___Toc1963_1643884647" text:style-name="Index_20_Link" text:visited-style-name="Index_20_Link">[R] Puesta en producción: despliegues<text:tab/>19</text:a></text:p>
          <text:p text:style-name="P156"><text:a xlink:type="simple" xlink:href="#__RefHeading___Toc1950_1643884647" text:style-name="Index_20_Link" text:visited-style-name="Index_20_Link">[R] El cliente (web), aspectos generales<text:tab/>21</text:a></text:p>
          <text:p text:style-name="P155"><text:a xlink:type="simple" xlink:href="#__RefHeading___Toc1952_1643884647" text:style-name="Index_20_Link" text:visited-style-name="Index_20_Link">[R] Pila técnica<text:tab/>21</text:a></text:p>
          <text:p text:style-name="P155"><text:a xlink:type="simple" xlink:href="#__RefHeading___Toc1965_1643884647" text:style-name="Index_20_Link" text:visited-style-name="Index_20_Link">[R] Arquitectura<text:tab/>25</text:a></text:p>
          <text:p text:style-name="P155"><text:a xlink:type="simple" xlink:href="#__RefHeading___Toc1967_1643884647" text:style-name="Index_20_Link" text:visited-style-name="Index_20_Link">[R] Despliegues<text:tab/>27</text:a></text:p>
          <text:p text:style-name="P156"><text:a xlink:type="simple" xlink:href="#__RefHeading___Toc2493_1654089018" text:style-name="Index_20_Link" text:visited-style-name="Index_20_Link">[R] Análisis de la metodología utilizada<text:tab/>28</text:a></text:p>
          <text:p text:style-name="P154"><text:a xlink:type="simple" xlink:href="#__RefHeading___Toc1838_1654089018" text:style-name="Index_20_Link" text:visited-style-name="Index_20_Link">Resultados<text:tab/>29</text:a></text:p>
          <text:p text:style-name="P156"><text:a xlink:type="simple" xlink:href="#__RefHeading___Toc2524_2027313550" text:style-name="Index_20_Link" text:visited-style-name="Index_20_Link">[V] El servidor<text:tab/>30</text:a></text:p>
          <text:p text:style-name="P155"><text:a xlink:type="simple" xlink:href="#__RefHeading___Toc2528_2027313550" text:style-name="Index_20_Link" text:visited-style-name="Index_20_Link">[R] Capa 0. API<text:tab/>30</text:a></text:p>
          <text:p text:style-name="P155"><text:a xlink:type="simple" xlink:href="#__RefHeading___Toc2472_202731355053" text:style-name="Index_20_Link" text:visited-style-name="Index_20_Link">[V] Capa 1. Enrutación<text:tab/>35</text:a></text:p>
          <text:p text:style-name="P155"><text:a xlink:type="simple" xlink:href="#__RefHeading___Toc2474_202731355054" text:style-name="Index_20_Link" text:visited-style-name="Index_20_Link">[V] Capa 2. Servicios<text:tab/>35</text:a></text:p>
          <text:p text:style-name="P155"><text:a xlink:type="simple" xlink:href="#__RefHeading___Toc2476_202731355055" text:style-name="Index_20_Link" text:visited-style-name="Index_20_Link">[V] Capa 3. Base de datos<text:tab/>35</text:a></text:p>
          <text:p text:style-name="P155"><text:a xlink:type="simple" xlink:href="#__RefHeading___Toc1984_164388464756" text:style-name="Index_20_Link" text:visited-style-name="Index_20_Link">[V] Elementos transversales a las capas.<text:tab/>35</text:a></text:p>
          <text:p text:style-name="P155"><text:a xlink:type="simple" xlink:href="#__RefHeading___Toc4466_1654089018" text:style-name="Index_20_Link" text:visited-style-name="Index_20_Link">[V] Pruebas<text:tab/>39</text:a></text:p>
          <text:p text:style-name="P156"><text:a xlink:type="simple" xlink:href="#__RefHeading___Toc4454_1654089018" text:style-name="Index_20_Link" text:visited-style-name="Index_20_Link">[C] El cliente web<text:tab/>40</text:a></text:p>
          <text:p text:style-name="P155"><text:a xlink:type="simple" xlink:href="#__RefHeading___Toc2478_2027313550" text:style-name="Index_20_Link" text:visited-style-name="Index_20_Link">[V] Factorias<text:tab/>40</text:a></text:p>
          <text:p text:style-name="P155"><text:a xlink:type="simple" xlink:href="#__RefHeading___Toc2480_2027313550" text:style-name="Index_20_Link" text:visited-style-name="Index_20_Link">[V] Directivas<text:tab/>40</text:a></text:p>
          <text:p text:style-name="P155"><text:a xlink:type="simple" xlink:href="#__RefHeading___Toc2482_2027313550" text:style-name="Index_20_Link" text:visited-style-name="Index_20_Link">[V] Controladores<text:tab/>40</text:a></text:p>
          <text:p text:style-name="P155"><text:a xlink:type="simple" xlink:href="#__RefHeading___Toc2484_2027313550" text:style-name="Index_20_Link" text:visited-style-name="Index_20_Link">[V] Servicios<text:tab/>40</text:a></text:p>
          <text:p text:style-name="P155"><text:a xlink:type="simple" xlink:href="#__RefHeading___Toc2486_2027313550" text:style-name="Index_20_Link" text:visited-style-name="Index_20_Link">[V] Librerías auxiliares<text:tab/>40</text:a></text:p>
          <text:p text:style-name="P155"><text:a xlink:type="simple" xlink:href="#__RefHeading___Toc4470_1654089018" text:style-name="Index_20_Link" text:visited-style-name="Index_20_Link">[V] Pruebas (ausencia de ellas)<text:tab/>43</text:a></text:p>
          <text:p text:style-name="P154"><text:a xlink:type="simple" xlink:href="#__RefHeading___Toc2499_1654089018" text:style-name="Index_20_Link" text:visited-style-name="Index_20_Link">Discusión de los resultados<text:tab/>44</text:a></text:p>
          <text:p text:style-name="P156"><text:soft-page-break/><text:a xlink:type="simple" xlink:href="#__RefHeading___Toc2501_1654089018" text:style-name="Index_20_Link" text:visited-style-name="Index_20_Link">[V] Interpretación y justificación de los resultados obtenidos.<text:tab/>44</text:a></text:p>
          <text:p text:style-name="P155"><text:a xlink:type="simple" xlink:href="#__RefHeading___Toc2526_2027313550" text:style-name="Index_20_Link" text:visited-style-name="Index_20_Link">[V] Jerarquía de usuarios<text:tab/>44</text:a></text:p>
          <text:p text:style-name="P156"><text:a xlink:type="simple" xlink:href="#__RefHeading___Toc2503_1654089018" text:style-name="Index_20_Link" text:visited-style-name="Index_20_Link">[V] Indicación de hasta qué punto se ha resuelto el problema original con cierto tipo de métodos.<text:tab/>44</text:a></text:p>
          <text:p text:style-name="P156"><text:a xlink:type="simple" xlink:href="#__RefHeading___Toc2505_1654089018" text:style-name="Index_20_Link" text:visited-style-name="Index_20_Link">[V] Indicación de los métodos que no han sido efectivos a la hora de resolver el problema.<text:tab/>44</text:a></text:p>
          <text:p text:style-name="P156"><text:a xlink:type="simple" xlink:href="#__RefHeading___Toc2507_1654089018" text:style-name="Index_20_Link" text:visited-style-name="Index_20_Link">[V] Indicación de si los resultados están de acuerdo/desacuerdo con lo publicado anteriormente.<text:tab/>44</text:a></text:p>
          <text:p text:style-name="P154"><text:a xlink:type="simple" xlink:href="#__RefHeading___Toc2509_1654089018" text:style-name="Index_20_Link" text:visited-style-name="Index_20_Link">Conclusiones<text:tab/>45</text:a></text:p>
          <text:p text:style-name="P156"><text:a xlink:type="simple" xlink:href="#__RefHeading___Toc2511_1654089018" text:style-name="Index_20_Link" text:visited-style-name="Index_20_Link">[V] Resumen general de las conclusiones que se han obtenido del trabajo realizado, justificándolas.<text:tab/>45</text:a></text:p>
          <text:p text:style-name="P156"><text:a xlink:type="simple" xlink:href="#__RefHeading___Toc2513_1654089018" text:style-name="Index_20_Link" text:visited-style-name="Index_20_Link">[V] Implicaciones futuras de los resultados obtenidos. Trabajos futuros.<text:tab/>45</text:a></text:p>
          <text:p text:style-name="P154"><text:a xlink:type="simple" xlink:href="#__RefHeading___Toc2515_1654089018" text:style-name="Index_20_Link" text:visited-style-name="Index_20_Link">Bibliografía<text:tab/>46</text:a></text:p>
        </text:index-body>
      </text:table-of-content>
      <text:h text:style-name="P302" text:outline-level="1"/>
      <text:h text:style-name="P303" text:outline-level="1"><text:bookmark-start text:name="__RefHeading___Toc1730_1654089018"/>Introducci<text:span text:style-name="T101">ó</text:span>n<text:bookmark-end text:name="__RefHeading___Toc1730_1654089018"/></text:h>
      <text:p text:style-name="P47"/>
      <text:h text:style-name="P282" text:outline-level="2"><text:bookmark-start text:name="__RefHeading___Toc2262_1654089018"/><text:span text:style-name="T1">[R] </text:span>Descripci<text:span text:style-name="T102">ó</text:span>n del problema<text:bookmark-end text:name="__RefHeading___Toc2262_1654089018"/></text:h>
      <text:p text:style-name="P52"/>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8362890120139789288" text:style-name="L1">
        <text:list-item>
          <text:p text:style-name="P157">No es una herramienta integral y parte de la información útil se encuentra diseminada en otros espacios.</text:p>
        </text:list-item>
        <text:list-item>
          <text:p text:style-name="P1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1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284" text:outline-level="2"/>
      <text:h text:style-name="P295" text:outline-level="2"><text:bookmark-start text:name="__RefHeading___Toc2264_1654089018"/>[<text:span text:style-name="T34">R</text:span>] Importancia del problema <text:bookmark-end text:name="__RefHeading___Toc2264_1654089018"/></text:h>
      <text:p text:style-name="P53"/>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283" text:outline-level="2"/>
      <text:h text:style-name="P293"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4369263330201695888" text:style-name="L2">
        <text:list-item>
          <text:p text:style-name="P158">Hacer incapié en el desarrollo basado en paquetes modulares y reutilizables. Esto se conseguirá mediante gestores de paquetes tales como NPM o Bower.</text:p>
          <text:p text:style-name="P158">Los detalles sobre esta cuestión se encontrarán más adelante.</text:p>
        </text:list-item>
        <text:list-item>
          <text:p text:style-name="P1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1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5385682714640413959" text:style-name="L3">
        <text:list-item>
          <text:p text:style-name="P1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1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1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2004525568288577769" text:style-name="L4">
        <text:list-item>
          <text:p text:style-name="P161">Permitir que todas las partes de la comunidad de una universidad se involucren en <text:soft-page-break/>el mantenimiento y mejora de la información asociada a la vida universitaria.</text:p>
        </text:list-item>
        <text:list-item>
          <text:p text:style-name="P161">La centralización y unificación de los datos utilizados y necesarios para la comunidad.</text:p>
        </text:list-item>
        <text:list-item>
          <text:p text:style-name="P1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161">En el apartado técnico de la suma de las partes se habrá de conseguir un sistema confiable, respetuoso con las buenas prácticas del software y sencillo de mantener.</text:p>
        </text:list-item>
      </text:list>
      <text:p text:style-name="P28"/>
      <text:h text:style-name="P283" text:outline-level="2"/>
      <text:h text:style-name="P294" text:outline-level="2"><text:bookmark-start text:name="__RefHeading___Toc2268_1654089018"/>[<text:span text:style-name="T41">R</text:span>] Metodología para la resolución<text:bookmark-end text:name="__RefHeading___Toc2268_1654089018"/></text:h>
      <text:p text:style-name="P61"/>
      <text:p text:style-name="P62">En la actualidad de los entornos de desarrollo de software las metodologías ágiles imperan en la mayoría en la mayoría de los casos.</text:p>
      <text:p text:style-name="P62">Las denominadas ágiles han venido a desplazar a metodologías “pesadas” previamente existentes tales como el desarrollo por prototipo o en cascada.</text:p>
      <text:p text:style-name="P62">Sin embargo, el resultado de la aplicación de las metodologías ágiles es desigual en la actualidad, el factor humano y las características del proyecto influyen notablemente en el éxito a la hora de su implementación.</text:p>
      <text:p text:style-name="P62">Por todo lo anterior y atendiendo a razones de limitación de personal (una sola persona), tiempos y experiencia, a la hora de elegir una metodología de resolución del presente proyecto se ha optado por una forma mixta entre el mundo ágil y el pesado.</text:p>
      <text:p text:style-name="P62">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62"><text:a xlink:type="simple" xlink:href="#bibliography-1" text:style-name="Internet_20_link" text:visited-style-name="Visited_20_Internet_20_Link"><text:span text:style-name="T37"/></text:a></text:p>
      <text:p text:style-name="P66"><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17"/>
      <text:h text:style-name="P285" text:outline-level="2"/>
      <text:h text:style-name="P298" text:outline-level="2"><text:bookmark-start text:name="__RefHeading___Toc2378_1654089018"/><text:span text:style-name="T2">[</text:span><text:span text:style-name="T3">R</text:span><text:span text:style-name="T2">] Resultados obtenidos</text:span><text:bookmark-end text:name="__RefHeading___Toc2378_1654089018"/></text:h>
      <text:p text:style-name="P64"/>
      <text:p text:style-name="P105"><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05"><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64"/>
      <text:p text:style-name="P106"><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003532545325071156" text:style-name="L5">
        <text:list-item>
          <text:p text:style-name="P222">La capacidad para la detección precoz de los errores durante el desarrollo que tanto fomentan las tecnologías ágiles no impiden en ningún caso que las correcciones no se den, mas bien al contrario.</text:p>
        </text:list-item>
        <text:list-item>
          <text:p text:style-name="P222">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65"/>
      <text:p text:style-name="P65">Es por todo lo anterior que los resultados obtenidos durante este proyecto son satisfactorios.</text:p>
      <text:h text:style-name="P289" text:outline-level="2"/>
      <text:h text:style-name="P295" text:outline-level="2"><text:bookmark-start text:name="__RefHeading___Toc2380_1654089018"/>[<text:span text:style-name="T98">R</text:span>] Estructura del presente documento<text:bookmark-end text:name="__RefHeading___Toc2380_1654089018"/></text:h>
      <text:p text:style-name="Text_20_body"/>
      <text:p text:style-name="P126"><text:bookmark-start text:name="__RefHeading___Toc1929_1643884647"/>Esta memoria ha sido estructurada basándose en modelos conocidos, estandarizados y probados en <text:s/>su efectividad.<text:bookmark-end text:name="__RefHeading___Toc1929_1643884647"/></text:p>
      <text:p text:style-name="P68"><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69"><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04" text:outline-level="1"><text:bookmark-start text:name="__RefHeading___Toc1732_1654089018"/>Contexto<text:bookmark-end text:name="__RefHeading___Toc1732_1654089018"/></text:h>
      <text:p text:style-name="P47"/>
      <text:h text:style-name="P290" text:outline-level="2"><text:bookmark-start text:name="__RefHeading___Toc2882_1654089018"/>[<text:span text:style-name="T104">R</text:span>] Introducción técnica<text:bookmark-end text:name="__RefHeading___Toc2882_1654089018"/></text:h>
      <text:p text:style-name="P124"/>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4516328804163373040" text:style-name="L6">
        <text:list-item>
          <text:p text:style-name="P1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03">coste</text:span> de este proyecto a la hora de resolver los problemas de lógica y negocio observados durante el análisis y diseño, ha <text:span text:style-name="T103">sido superior al que hubiese supuesto una solución monolítica</text:span>.<text:line-break/><text:span text:style-name="T103">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91" text:outline-level="2"/>
      <text:h text:style-name="P299" text:outline-level="2"><text:bookmark-start text:name="__RefHeading___Toc1959_1643884647"/>[R] El servidor, aspectos generales<text:bookmark-end text:name="__RefHeading___Toc1959_1643884647"/></text:h>
      <text:h text:style-name="P306" text:outline-level="3"/>
      <text:h text:style-name="P307" text:outline-level="3"><text:bookmark-start text:name="__RefHeading___Toc1961_1643884647"/>[R] Pila t<text:span text:style-name="T153">é</text:span>cnica<text:bookmark-end text:name="__RefHeading___Toc1961_1643884647"/></text:h>
      <text:p text:style-name="P74"/>
      <text:p text:style-name="P77">Lenguaje</text:p>
      <text:p text:style-name="P74">Python es el lenguaje principal de nuestro servidor.<text:line-break/>Este lenguaje fue concebido hace más de 20 años, está fuertemente basado en principios de software libre y con una comunidad en internet muy activa y participativa.<text:line-break/></text:p>
      <text:p text:style-name="P74">Entre sus características técnicas destaca:</text:p>
      <text:list xml:id="list131648574850121273" text:style-name="L7">
        <text:list-item>
          <text:p text:style-name="P225">Es un lenguaje interpretado.</text:p>
        </text:list-item>
        <text:list-item>
          <text:p text:style-name="P225">Multiparadigma. A distintos niveles permite una programación imperativa, funcional u orientada a objetos.</text:p>
        </text:list-item>
        <text:list-item>
          <text:p text:style-name="P225">Dinámico, tanto en la interpretación de variables como en la capacidad de modificación en tiempo de ejecución.</text:p>
        </text:list-item>
        <text:list-item>
          <text:p text:style-name="P225">Paso por referencia de objeto. Una definición que no encaja en ninguna de las dos formas clásicas de paso de argumentos (valos o referencia).</text:p>
        </text:list-item>
        <text:list-item>
          <text:p text:style-name="P226">Indentación obligatoria.</text:p>
        </text:list-item>
      </text:list>
      <text:p text:style-name="P7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75"/>
      <text:p text:style-name="P78"><text:tab/><text:span text:style-name="T105">Otros lenguajes</text:span></text:p>
      <text:p text:style-name="P85">Como menciones adicionales a los lenguajes utilizandos en el servidor estaría el uso de Bash, de forma exclusiva en tareas de automatización de la plataforma.</text:p>
      <text:p text:style-name="P79"/>
      <text:p text:style-name="P78">Framework</text:p>
      <text:p text:style-name="P7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7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7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7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75"><text:tab/></text:p>
      <text:p text:style-name="P78"><text:tab/><text:span text:style-name="T106">Otros frameworks y librerías</text:span></text:p>
      <text:p text:style-name="P8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6255471085764697487" text:style-name="L8">
        <text:list-item>
          <text:p text:style-name="P247"><text:span text:style-name="T59">Django-rest-framework</text:span><text:span text:style-name="T56"> es una librería dependiente de Django que nos permite exponer de una forma sencilla nuestra API Rest y enlazarla con nuestro proyecto. Adiccionalmente incluye herramientas para la mejora en el mapeo de objetos.</text:span></text:p>
        </text:list-item>
        <text:list-item>
          <text:p text:style-name="P248"><text:span text:style-name="T58">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227">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309" text:outline-level="3"/>
      <text:p text:style-name="P83"><text:span text:style-name="T107">Gestores de d</text:span>ependencias</text:p>
      <text:p text:style-name="P9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93">Estas herramientas son comúnmente denominadas “gestores de dependencias”, “repositorios de paquetes” o algún nombre equivalente.</text:p>
      <text:p text:style-name="P93">En Python, P<text:span text:style-name="T108">ip</text:span> es la herramienta <text:span text:style-name="T108">utilizada para dicho cometido. Pip nos pemitirá instalar con facilidad nuestras librerías y obtener una instantánea de las dependencias existentes en nuestro proyecto para permitir el despliegue del proyecto en cualquier máquina.</text:span></text:p>
      <text:p text:style-name="P80"/>
      <text:p text:style-name="P76">Gestores de tareas</text:p>
      <text:p text:style-name="P46"><text:bookmark-start text:name="__RefHeading___Toc2336_2027313550"/>En tanto hablemos de servidores y automatización/gestión de tareas, generalmente nos refereriremos a aquellos procesos que sirvan para realizar pruebas, despli<text:span text:style-name="T111">e</text:span>gues o mantenimiento de forma automática o sistemática.<text:bookmark-end text:name="__RefHeading___Toc2336_2027313550"/></text:p>
      <text:p text:style-name="P46"><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0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18" text:outline-level="3"><text:bookmark-start text:name="__RefHeading___Toc1948_1643884647"/>[R] Arquitectura<text:bookmark-end text:name="__RefHeading___Toc1948_1643884647"/></text:h>
      <text:p text:style-name="P8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08"><text:span text:style-name="T57">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88"/>
      <text:p text:style-name="P89">En el caso de este proyecto, la ilustración es una buena aproximación a la arquitectura exacta que contiene el servidor, aunque algunas apreciaciones deben ser realizadas.</text:p>
      <text:p text:style-name="P89"/>
      <text:p text:style-name="P81">Capa 0. API</text:p>
      <text:p text:style-name="P8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89"/>
      <text:p text:style-name="P81">Capa 1. Capa de presentación.</text:p>
      <text:p text:style-name="P89">Es el nombre clásico utilizado en esta capa, aunque quizás no es especialmente descriptiva en este proyecto.</text:p>
      <text:p text:style-name="P8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09"><text:soft-page-break/><text:span text:style-name="T42">Al estar esta capa detrás de una capa previa, el nombre de presentación quizás no sea el más apropiado y resultaría más interesante hablar de capa de en</text:span><text:span text:style-name="T60">r</text:span><text:span text:style-name="T42">rutación. En el fondo, esa es el fin de esta capa, </text:span><text:span text:style-name="T60">enrrutar llamadas.<text:line-break/></text:span></text:p>
      <text:p text:style-name="P110"><text:span text:style-name="T60">Dicho más en detalle. La capa de enrrutación de este proyecto, recibe un objeto que representa la llamada HTTP, únicamente se analiza si el objeto/la llamada en sí se cumple con las restricciones marcadas </text:span><text:span text:style-name="T61">y enrruta la llamada o no a la siguiente capa.</text:span><text:span text:style-name="T60"><text:line-break/>En caso positivo el objeto que representa la llamada HTTP no es transferido a la siguiente capa y únicamente serán los datos específicos asociados a la llamada los que serán pasados a la siguiente capa. </text:span></text:p>
      <text:p text:style-name="P110"><text:span text:style-name="T62">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3">Existirán muchos otros códigos y errores posibles, pero en esta capa únicamente estos dos deberían ser conocidos y utilizados.</text:span><text:span text:style-name="T60"><text:line-break/></text:span></text:p>
      <text:p text:style-name="P111"><text:span text:style-name="T57">C</text:span><text:span text:style-name="T42">apa 2. Lógica de negocio.</text:span></text:p>
      <text:p text:style-name="P9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91">En el caso del servidor desarrollado, la capa está compuesta por servicios, pues dicho nombre responde a una nomenclatura algo más actual sobre el propósito de existencia de los mismos. Esta capa ofrecerá un servicio para unos datos dados.<text:line-break/></text:p>
      <text:p text:style-name="P9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91"/>
      <text:p text:style-name="P82">Capa 3. Persistencia de datos.</text:p>
      <text:p text:style-name="P112"><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9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9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91"/>
      <text:p text:style-name="P91"/>
      <text:h text:style-name="P310" text:outline-level="3"/>
      <text:h text:style-name="P319" text:outline-level="3"><text:bookmark-start text:name="__RefHeading___Toc1963_1643884647"/>[R] Puesta en producción: despliegues<text:bookmark-end text:name="__RefHeading___Toc1963_1643884647"/></text:h>
      <text:p text:style-name="P21"/>
      <text:p text:style-name="P48">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48">El código y los datos de despliegue/configuración deben estar correctamente separados permitiendo así que un proyecto sea lo más agnóstico posible a los datos finales y concretos que alojará.</text:p>
      <text:p text:style-name="P48">Esta mentada es muy diversa, pues varía entre claves de firma de una instancia, usuarios maestros que deben existir en cualquier sistema en ejecucción hasta datos pertenecientes a la lógica que negocio que son necesarios para un correcto funcionamiento.</text:p>
      <text:p text:style-name="P48">En el caso del servidor de este proyecto encontramos la necesidad de definir una serie de pasos, concretados en forma de pequeños “scripts” que nos permitan ejecutar una instancia completa.</text:p>
      <text:p text:style-name="P48">Así, es necesario resaltar algunos de los pasos más importantes durante el despliegue de nuestro proyecto:</text:p>
      <text:list xml:id="list3806117964013029186" text:style-name="L9">
        <text:list-item>
          <text:p text:style-name="P228">Instalar las dependencias del proyecto. <text:span text:style-name="T110">Como se ha comentado anteriormente, instalar los paquetes y librerías es un requisito indispensable cuando nuestro código posee dependencias con librerías y herramientas de terceros.</text:span></text:p>
        </text:list-item>
        <text:list-item>
          <text:p text:style-name="P228">Crear usuarios administradores para Django. <text:span text:style-name="T109">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49">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240">Este paso únicamente genera las entradas en la base de datos, aunque no proporciona datos.</text:p>
        </text:list-item>
        <text:list-item>
          <text:p text:style-name="P240">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1">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46"/>
      <text:p text:style-name="P46">Con todos los elementos anteriormente enumerados, nuestros código puede ser desplegado y ejecutado en cualquier máquina UNIX que tenga Python 3.X instalado en ella y en la cual se tenga permiso de <text:span text:style-name="T112">administración</text:span>.</text:p>
      <text:p text:style-name="P46"/>
      <text:p text:style-name="P46">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46"/>
      <text:p text:style-name="P46"/>
      <text:p text:style-name="P20"/>
      <text:p text:style-name="P20"/>
      <text:p text:style-name="P20"/>
      <text:h text:style-name="P292" text:outline-level="2"/>
      <text:h text:style-name="P300" text:outline-level="2"><text:bookmark-start text:name="__RefHeading___Toc1950_1643884647"/>[<text:span text:style-name="T152">R</text:span>] El cliente <text:span text:style-name="T146">(web)</text:span>, aspectos generales<text:bookmark-end text:name="__RefHeading___Toc1950_1643884647"/></text:h>
      <text:h text:style-name="P308" text:outline-level="3"/>
      <text:h text:style-name="P308" text:outline-level="3"><text:bookmark-start text:name="__RefHeading___Toc1952_1643884647"/>[<text:span text:style-name="T143">R</text:span>] Pila t<text:span text:style-name="T153">é</text:span>cnica<text:bookmark-end text:name="__RefHeading___Toc1952_1643884647"/></text:h>
      <text:p text:style-name="P72"/>
      <text:p text:style-name="P76">Lenguaje</text:p>
      <text:p text:style-name="P102">El lenguaje principal del cliente web es Javascript.</text:p>
      <text:p text:style-name="P102">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76"><text:tab/>Otros lenguajes</text:p>
      <text:p text:style-name="P102">Junto a Javascript (JS), el cliente web usa HTML, para la construcción/jerarquización de la estructura visual de la información representada y CSS para definir las propiedades visuales de cada uno de dichos componentes.</text:p>
      <text:p text:style-name="P46"/>
      <text:p text:style-name="P76">Framework</text:p>
      <text:p text:style-name="P46"><text:span text:style-name="T115">Angular </text:span><text:span text:style-name="T116">es el framework principal, utilizado sobre </text:span><text:span text:style-name="T115">javascript </text:span><text:span text:style-name="T116">y </text:span><text:span text:style-name="T115">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46">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46">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46"><text:soft-page-break/>En el apartado dedicado a los módulos del proyecto (concepto anteriormente explicado en la introducción tecnica) se analizarán más en detalle aquellas librerías que se han incluído (o desarrollado) en la parte Angular del proyecto.</text:p>
      <text:p text:style-name="P46"/>
      <text:p text:style-name="P76"><text:tab/>Otros frameworks</text:p>
      <text:p text:style-name="P76"/>
      <text:list xml:id="list6358422592920263677" text:style-name="L10">
        <text:list-item>
          <text:p text:style-name="P241"><text:span text:style-name="T117">SASS. </text:span><text:span text:style-name="T115">Al igual que sucede con javascript, css hoy en día requiere de librerías y frameworks encima del lenguaje para alcanzar cierta potencia. En nuestro caso se apuesta por el uso de SASS como lenguaje de estilo.</text:span></text:p>
        </text:list-item>
      </text:list>
      <text:list xml:id="list223051512530438513" text:style-name="L11">
        <text:list-header>
          <text:p text:style-name="P242">SASS (al igual que su principal rival: LESS) es un metalenguaje compilado, queriendo esto decir que el resultado de la compilación de su código da por resultado código CSS.</text:p>
          <text:p text:style-name="P24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42">Todo esto se traduce en que los dos principales metalenguajes de CSS (SASS y Less) ofrecen características como la anidación, las variables, herencia, reutilización de código, etc, etc.</text:p>
          <text:p text:style-name="P223">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70"/>
      <text:list xml:id="list4555741316062" text:continue-numbering="true" text:style-name="L11">
        <text:list-item>
          <text:p text:style-name="P242"><text:span text:style-name="T73">Boostrap. </text:span><text:span text:style-name="T72">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24"/>
        </text:list-item>
      </text:list>
      <text:p text:style-name="P70"><text:soft-page-break/></text:p>
      <text:p text:style-name="P84">Gestores de dependencias<text:line-break/></text:p>
      <text:p text:style-name="P95">En la actualidad la mayoría de disciplinas o entornos poseen un grado de madurez tanto propio como de comunidad que permite que reusables conjuntos de código sean compartidos en forma de librerías o frameworks. </text:p>
      <text:p text:style-name="P46">Si bien cada una de los entornos (web, móvil, servidor) tiene unas necesidades distintas, el principio que sustenta los gestores de dependencias de cada uno tienen bases comunes.</text:p>
      <text:p text:style-name="P46">Dichos gestores de dependencias son herramientas extras que nos permiten acceder a aquellos paquetes (entendido como concepto abstracto de librería, framework o X) e intregrarlos en nuestros sistemas.</text:p>
      <text:p text:style-name="P46">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46">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46">Como excepcionalidad y violando brevemente la estructura de la memoria apuntar que un gestor de dependencias extremadamente famoso y muy utilizado en el desarrollo python es pip que en muchos aspectos recuerda a Bower.</text:p>
      <text:p text:style-name="P49"/>
      <text:p text:style-name="P84">Gestores de tareas<text:line-break/></text:p>
      <text:p text:style-name="P50">En la actualidad, nuestros proyectos web requieren de ciertas herramientas de gestión, control y despliegue adicionales que hasta hace unos pocos años no estaban maduras ni al alcance de cualquier desarrollo.</text:p>
      <text:p text:style-name="P46">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46">En nuestro caso, Grunt es la elección utilizada como gestor de tareas.</text:p>
      <text:p text:style-name="P46">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46"><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46"/>
      <text:p text:style-name="P46">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46">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46">De igual forma, en nuestro index.html que soporta toda la ingeniería single-page, tiene un número muy reducido de dependencias a incluir, facilitando enormemente las labores de desarrollo y mantenimiento.</text:p>
      <text:h text:style-name="P315" text:outline-level="3"/>
      <text:h text:style-name="P321" text:outline-level="3"><text:bookmark-start text:name="__RefHeading___Toc1965_1643884647"/>[<text:span text:style-name="T144">R</text:span>] Arquitectura<text:bookmark-end text:name="__RefHeading___Toc1965_1643884647"/></text:h>
      <text:p text:style-name="P123"><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45">(MVC vs MVW)</text:span></text:p></draw:text-box></draw:frame></text:p>
      <text:p text:style-name="P94">Una caracterísitca de Angular ya mencionada, es la creación o reinterpretación de los elementos jerárquicos que pueden utilizarse en un proyecto que use Angular. Es por ello que es necesario conocer ligeramente algunos de estos elementos:</text:p>
      <text:p text:style-name="P94"/>
      <text:list xml:id="list7014965569442418143" text:style-name="L12">
        <text:list-item>
          <text:p text:style-name="P243"><text:span text:style-name="T99">Directiva</text:span>. Un elemento html que simboliza un modulo definido en el apartado js y que engloba un comportamiento completo asociado a una vista y un controlador principal.</text:p>
          <text:p text:style-name="P243"/>
        </text:list-item>
        <text:list-item>
          <text:p text:style-name="P243"><text:span text:style-name="T99">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43"/>
        </text:list-item>
        <text:list-item>
          <text:p text:style-name="P243"><text:span text:style-name="T99">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44"/>
        </text:list-item>
        <text:list-item>
          <text:p text:style-name="P243"><text:span text:style-name="T100">Controladores</text:span><text:span text:style-name="T113">.</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43"><text:soft-page-break/></text:p>
          <text:p text:style-name="P243"/>
        </text:list-item>
      </text:list>
      <text:p text:style-name="P94">Si bien la estructura a nivel de código no puede ser discutido (en tanto partimos de un framework definido por terceros), la forma en que el código sea organizado en las carpetas del proyecto sí que puede ser elegido a la hora de desarrollar.</text:p>
      <text:p text:style-name="P9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94"/>
      <text:p text:style-name="P94">Esta organización responde a una voluntad de limpieza organizativa pero también buscando el objetivo se mejorar las tareas de compilación e inyección, cuestión que será visto con mayor detenimiento en el apartado dedicado a los gestores de tareas.</text:p>
      <text:p text:style-name="P94"/>
      <text:h text:style-name="P315" text:outline-level="3"/>
      <text:h text:style-name="P321" text:outline-level="3"><text:bookmark-start text:name="__RefHeading___Toc1967_1643884647"/>[<text:span text:style-name="T151">R</text:span>] Despliegues<text:bookmark-end text:name="__RefHeading___Toc1967_1643884647"/></text:h>
      <text:p text:style-name="P122"/>
      <text:p text:style-name="P120">A diferencia del servidor, las características del cliente web hacen que el proceso de despliegue <text:span text:style-name="T147">de una instancia</text:span> sea autocontenido e indistinguible del proceso de ejecucción.<text:line-break/></text:p>
      <text:p text:style-name="P120">En el apartado dedicado al servidor, se vió como el proceso de despliegue del código en una máquina <text:span text:style-name="T147">implicaba principalmente </text:span>de <text:span text:style-name="T147">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730007238793370" text:style-name="L13">
        <text:list-item>
          <text:p text:style-name="P250">Instalación <text:span text:style-name="T148">y actualiación</text:span> de dependencias.</text:p>
        </text:list-item>
        <text:list-item>
          <text:p text:style-name="P250">Empaquetar y minificar los ficheros JS necesarios.</text:p>
        </text:list-item>
        <text:list-item>
          <text:p text:style-name="P250">Compilar los SCSS en CSS</text:p>
        </text:list-item>
        <text:list-item>
          <text:p text:style-name="P251">Arrancar el servidor Node <text:span text:style-name="T149">y exponer el cliente web en el puerto deseado</text:span>.</text:p>
        </text:list-item>
      </text:list>
      <text:p text:style-name="P121"><text:line-break/><text:span text:style-name="T150">Con estos sencillos pasos el cliente web se encontraría en ejecucción y listo para ser utilizado.<text:line-break/>Como ya ha sido explicado anteriormente, todos estos pasos han sido llevado a cabo haciendo uso de Grunt.</text:span></text:p>
      <text:p text:style-name="P121"/>
      <text:p text:style-name="P113"/>
      <text:p text:style-name="P113"/>
      <text:p text:style-name="P113"/>
      <text:h text:style-name="P296" text:outline-level="2"><text:bookmark-start text:name="__RefHeading___Toc2493_1654089018"/><text:span text:style-name="T19">[R] Análisis de la metodología utilizada</text:span> <text:bookmark-end text:name="__RefHeading___Toc2493_1654089018"/></text:h>
      <text:p text:style-name="P52"/>
      <text:p text:style-name="P130"><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1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63"><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1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29"/>
      <text:h text:style-name="P304" text:outline-level="1"><text:bookmark-start text:name="__RefHeading___Toc1838_1654089018"/>Resultados<text:bookmark-end text:name="__RefHeading___Toc1838_1654089018"/></text:h>
      <text:p text:style-name="P67"><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67">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61"/>
      <text:h text:style-name="P301" text:outline-level="2"><text:bookmark-start text:name="__RefHeading___Toc2524_2027313550"/><text:span text:style-name="T64">[</text:span><text:span text:style-name="T69">V</text:span><text:span text:style-name="T64">] El s</text:span><text:span text:style-name="T68">ervidor</text:span><text:bookmark-end text:name="__RefHeading___Toc2524_2027313550"/></text:h>
      <text:h text:style-name="P322" text:outline-level="3"><text:bookmark-start text:name="__RefHeading___Toc2528_2027313550"/><text:span text:style-name="T64">[</text:span><text:span text:style-name="T69">R</text:span><text:span text:style-name="T64">] </text:span><text:span text:style-name="T65">Capa </text:span><text:span text:style-name="T66">0. API</text:span><text:span text:style-name="T70"> </text:span><text:bookmark-end text:name="__RefHeading___Toc2528_2027313550"/></text:h>
      <text:p text:style-name="P46"><text:bookmark-start text:name="__RefHeading___Toc3341_2027313550"/><text:span text:style-name="T82">A </text:span><text:span text:style-name="T83">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5">.</text:span><text:bookmark-end text:name="__RefHeading___Toc3343_2027313550"/></text:p>
      <text:p text:style-name="Text_20_body"><text:bookmark-start text:name="__RefHeading___Toc3345_2027313550"/><text:span text:style-name="T54"><text:line-break/></text:span><text:span text:style-name="T51">Registro de usuario</text:span><text:bookmark-end text:name="__RefHeading___Toc3345_2027313550"/></text:p>
      <text:p text:style-name="P148"><text:span text:style-name="T123">P</text:span><text:span text:style-name="T124">OST /auth/signup/ HTTP/1.1<text:line-break/>Host: 127.0.0.1:8000<text:line-break/>Content-Type: application/json<text:line-break/>Cache-Control: no-cache</text:span></text:p>
      <text:p text:style-name="P151"><text:span text:style-name="T124">{<text:line-break/> <text:s text:c="3"/>"email":"</text:span><text:a xlink:type="simple" xlink:href="mailto:fool@eui.upm.es" text:style-name="Internet_20_link" text:visited-style-name="Visited_20_Internet_20_Link">fool@eui.upm.es</text:a><text:span text:style-name="T124">",<text:line-break/> <text:s text:c="3"/>"password":"password",<text:line-break/> <text:s text:c="3"/>"nick":"fooUser",<text:line-break/> <text:s text:c="3"/>"name":"foo foo"<text:line-break/>}</text:span><text:span text:style-name="T118"><text:line-break/></text:span></text:p>
      <text:p text:style-name="P38">Es la llamada que nos permitirá registrar a nuevos usuarios en la plataforma. </text:p>
      <text:p text:style-name="P38"/>
      <text:p text:style-name="P32">Se relaciona <text:s/>con:</text:p>
      <text:list xml:id="list1388763164756757814" text:style-name="L14">
        <text:list-item>
          <text:p text:style-name="P163">Front-end: <text:span text:style-name="T155">app/source/controllers/</text:span>signUpController.js</text:p>
        </text:list-item>
        <text:list-item>
          <text:p text:style-name="P164">Back-end: routers.auth.signup</text:p>
          <text:list>
            <text:list-item>
              <text:p text:style-name="P205"><text:span text:style-name="T119">Test: </text:span><text:span text:style-name="T121">integration.auth.signup.</text:span><text:span text:style-name="T125">SignUpTestCase</text:span></text:p>
            </text:list-item>
          </text:list>
        </text:list-item>
      </text:list>
      <text:p text:style-name="P15"/>
      <text:p text:style-name="P15"/>
      <text:p text:style-name="P73"><text:span text:style-name="T120">A</text:span><text:span text:style-name="T114">utenticación de usuario</text:span></text:p>
      <text:p text:style-name="P147">POST /auth/login/ HTTP/1.1<text:line-break/>Host: 127.0.0.1:8000<text:line-break/>Content-Type: application/json<text:line-break/>Cache-Control: no-cache</text:p>
      <text:p text:style-name="P146"><text:span text:style-name="T131">{<text:line-break/> <text:s text:c="3"/>"email":"</text:span><text:a xlink:type="simple" xlink:href="mailto:fool@eui.upm.es" text:style-name="Internet_20_link" text:visited-style-name="Visited_20_Internet_20_Link">fool@eui.upm.es</text:a><text:span text:style-name="T131">",<text:line-break/> <text:s text:c="3"/>"password":"password"<text:line-break/>}</text:span><text:span text:style-name="T114"><text:line-break/></text:span></text:p>
      <text:p text:style-name="P47">Esta ruta nos permitirá autenticar a un usuario en la plataforma y otorgarle distintos accesos en las llamadas sucesivas.</text:p>
      <text:p text:style-name="P46">Se relaciona <text:s/>con:</text:p>
      <text:list xml:id="list4555853120466" text:continue-numbering="true" text:style-name="L14">
        <text:list-item>
          <text:p text:style-name="P245">Front-end: <text:span text:style-name="T156">app/source/</text:span>controllers/<text:span text:style-name="T21">loginController </text:span>.js</text:p>
        </text:list-item>
        <text:list-item>
          <text:p text:style-name="P245"><text:soft-page-break/><text:span text:style-name="T114">Back-end: routers.auth.</text:span><text:span text:style-name="T122">login</text:span></text:p>
          <text:list>
            <text:list-item>
              <text:p text:style-name="P245"><text:span text:style-name="T114">Test: </text:span><text:span text:style-name="T121">integration.auth.</text:span><text:span text:style-name="T122">login.</text:span><text:span text:style-name="T127">LoginTestCase</text:span></text:p>
            </text:list-item>
          </text:list>
        </text:list-item>
      </text:list>
      <text:p text:style-name="P46"><text:bookmark-start text:name="__RefHeading___Toc3347_2027313550"/><text:span text:style-name="T74"><text:line-break/><text:line-break/></text:span><text:span text:style-name="T75">Confirmación de correo</text:span><text:bookmark-end text:name="__RefHeading___Toc3347_2027313550"/></text:p>
      <text:p text:style-name="P149"><text:span text:style-name="T114">P</text:span><text:span text:style-name="T126">OST /auth/confirm_email/ HTTP/1.1<text:line-break/>Host: 127.0.0.1:8000<text:line-break/>Content-Type: application/json<text:line-break/>Cache-Control: no-cache</text:span></text:p>
      <text:p text:style-name="P152"><text:span text:style-name="T126">{<text:line-break/> <text:s text:c="3"/>"token":"</text:span><text:span text:style-name="T130">token</text:span><text:span text:style-name="T126">"<text:line-break/>}</text:span><text:span text:style-name="T118"><text:line-break/></text:span></text:p>
      <text:p text:style-name="P103">Es la llamada que nos permitirá registrar a nuevos usuarios en la plataforma. </text:p>
      <text:p text:style-name="P46">Se relaciona <text:s/>con:</text:p>
      <text:list xml:id="list4555704894474" text:continue-numbering="true" text:style-name="L14">
        <text:list-item>
          <text:p text:style-name="P245">Front-end: <text:span text:style-name="T157">app/source/</text:span>controllers/<text:span text:style-name="T159">confirmEmailController</text:span>.js</text:p>
        </text:list-item>
        <text:list-item>
          <text:p text:style-name="P245">Back-end: routers.auth.<text:span text:style-name="T158">confirm_email</text:span></text:p>
          <text:list>
            <text:list-item>
              <text:p text:style-name="P245"><text:span text:style-name="T119">Test: </text:span><text:span text:style-name="T121">integration.auth.</text:span><text:span text:style-name="T129">confirmEmail.</text:span><text:span text:style-name="T128">ConfirmEmailTestCase</text:span></text:p>
            </text:list-item>
          </text:list>
        </text:list-item>
      </text:list>
      <text:p text:style-name="P51"/>
      <text:p text:style-name="Text_20_body"><text:bookmark-start text:name="__RefHeading___Toc3349_2027313550"/><text:span text:style-name="T52">D</text:span><text:span text:style-name="T50">esautenticación de usuario</text:span><text:bookmark-end text:name="__RefHeading___Toc3349_2027313550"/></text:p>
      <text:p text:style-name="P150"><text:span text:style-name="T132">POST /auth/logout/ HTTP/1.1<text:line-break/>Host: 127.0.0.1:8000<text:line-break/>Cache-Control: no-cache<text:line-break/></text:span><text:span text:style-name="T118">Content-Type: application/json</text:span></text:p>
      <text:p text:style-name="P31"/>
      <text:p text:style-name="P103">Es la llamada que suprime los permisos de autenticación de un usuario. </text:p>
      <text:p text:style-name="P46">Se relaciona <text:s/>con:</text:p>
      <text:list xml:id="list4557143276194" text:continue-numbering="true" text:style-name="L14">
        <text:list-item>
          <text:p text:style-name="P245">Front-end: <text:span text:style-name="T157">app/source/directives/navBar</text:span>.js</text:p>
        </text:list-item>
        <text:list-item>
          <text:p text:style-name="P245">Back-end: routers.auth.<text:span text:style-name="T160">logout</text:span></text:p>
          <text:list>
            <text:list-item>
              <text:p text:style-name="P245"><text:span text:style-name="T119">Test: </text:span><text:span text:style-name="T121">integration.auth.</text:span><text:span text:style-name="T133">logout.LogoutTestCase</text:span></text:p>
            </text:list-item>
          </text:list>
        </text:list-item>
      </text:list>
      <text:p text:style-name="P46"/>
      <text:p text:style-name="P70"><text:bookmark-start text:name="__RefHeading___Toc3351_2027313550"/>Recuperación de contraseña<text:bookmark-end text:name="__RefHeading___Toc3351_2027313550"/></text:p>
      <text:p text:style-name="P132">POST /auth/recover_password/ HTTP/1.1<text:line-break/>Host: 127.0.0.1:8000<text:line-break/>Content-Type: application/json<text:line-break/>Cache-Control: no-cache</text:p>
      <text:p text:style-name="P153"><text:soft-page-break/><text:span text:style-name="T114">{<text:line-break/> <text:s text:c="3"/>"email":"</text:span><text:a xlink:type="simple" xlink:href="mailto:fool@eui.upm.es" text:style-name="Internet_20_link" text:visited-style-name="Visited_20_Internet_20_Link">fool@eui.upm.es</text:a><text:span text:style-name="T114">"<text:line-break/>}</text:span></text:p>
      <text:p text:style-name="P31"/>
      <text:p text:style-name="P39">Es la llamada que permite a un usuario obtener una nueva contraseña.</text:p>
      <text:p text:style-name="P39"/>
      <text:p text:style-name="P33">Se relaciona <text:s/>con:</text:p>
      <text:list xml:id="list4556200133110" text:continue-numbering="true" text:style-name="L14">
        <text:list-item>
          <text:p text:style-name="P165">Front-end: <text:span text:style-name="T157">app/source/controllers/recoverPasswordController.</text:span>js</text:p>
        </text:list-item>
        <text:list-item>
          <text:p text:style-name="P165">Back-end: routers.auth.<text:span text:style-name="T161">recover_password</text:span></text:p>
          <text:list>
            <text:list-item>
              <text:p text:style-name="P206"><text:span text:style-name="T119">Test: </text:span><text:span text:style-name="T121">integration.auth.</text:span><text:span text:style-name="T134">recoverPassword</text:span><text:span text:style-name="T133">.</text:span><text:span text:style-name="T134">RecoverPasswordTestCase</text:span></text:p>
            </text:list-item>
          </text:list>
        </text:list-item>
      </text:list>
      <text:p text:style-name="P16"/>
      <text:p text:style-name="P44"/>
      <text:p text:style-name="P71">Obtención de datos de usuario</text:p>
      <text:p text:style-name="P133">GET /user/ HTTP/1.1<text:line-break/>Host: 127.0.0.1:8000<text:line-break/>Cache-Control: no-cache</text:p>
      <text:p text:style-name="P138"/>
      <text:p text:style-name="P40">Es la llamada que permite a un usuario autenticado obtener sus propios datos.</text:p>
      <text:p text:style-name="P40"/>
      <text:p text:style-name="P34">Se relaciona <text:s/>con:</text:p>
      <text:list xml:id="list4555684984867" text:continue-numbering="true" text:style-name="L14">
        <text:list-item>
          <text:p text:style-name="P166">Front-end: <text:span text:style-name="T157">app/source/factories/userFactory.js</text:span></text:p>
        </text:list-item>
        <text:list-item>
          <text:p text:style-name="P166">Back-end: routers.<text:span text:style-name="T162">user.user_endpoint</text:span></text:p>
          <text:list>
            <text:list-item>
              <text:p text:style-name="P207"><text:span text:style-name="T119">Test: </text:span><text:span text:style-name="T121">integration.</text:span><text:span text:style-name="T135">user.user.UserTestCase</text:span></text:p>
            </text:list-item>
          </text:list>
        </text:list-item>
      </text:list>
      <text:p text:style-name="P97"><text:span text:style-name="T76"><text:line-break/><text:line-break/>Modificación</text:span><text:span text:style-name="T73"> de datos de usuario</text:span></text:p>
      <text:p text:style-name="P134">POST /user/ HTTP/1.1<text:line-break/>Host: 127.0.0.1:8000<text:line-break/>Content-Type: application/json<text:line-break/>Cache-Control: no-cache</text:p>
      <text:p text:style-name="P143">{<text:line-break/> <text:s text:c="2"/>"nick":"newNick"<text:line-break/>}<text:line-break/></text:p>
      <text:p text:style-name="P40">Es la llamada que permite a un usuario autenticado modificar algunos de sus propios datos. Los campos modificables son el apodo, el nombre, la contraseña y el correo.</text:p>
      <text:p text:style-name="P40"/>
      <text:p text:style-name="P34">Se relaciona <text:s/>con:</text:p>
      <text:list xml:id="list4556785052811" text:continue-numbering="true" text:style-name="L14">
        <text:list-item>
          <text:p text:style-name="P166">Front-end: <text:span text:style-name="T157">app/source/controllers/profileController.js</text:span></text:p>
        </text:list-item>
        <text:list-item>
          <text:p text:style-name="P166">Back-end: routers.<text:span text:style-name="T162">user.user_endpoint</text:span></text:p>
          <text:list>
            <text:list-item>
              <text:p text:style-name="P207"><text:span text:style-name="T119">Test: </text:span><text:span text:style-name="T121">integration.</text:span><text:span text:style-name="T135">user.user.UserTestCase</text:span></text:p>
            </text:list-item>
          </text:list>
        </text:list-item>
      </text:list>
      <text:p text:style-name="P17"/>
      <text:h text:style-name="P221" text:outline-level="3"/>
      <text:p text:style-name="P98"><text:span text:style-name="T77">Eliminación de una cuenta</text:span><text:span text:style-name="T73"> de usuario</text:span></text:p>
      <text:p text:style-name="P135"><text:soft-page-break/>DELETE /user/ HTTP/1.1<text:line-break/>Host: 127.0.0.1:8000<text:line-break/>Content-Type: application/json<text:line-break/>Cache-Control: no-cache</text:p>
      <text:p text:style-name="P139"/>
      <text:p text:style-name="P41">Es la llamada que permite a un usuario autenticado eliminar su propia cuenta.</text:p>
      <text:p text:style-name="P41"/>
      <text:p text:style-name="P35">Se relaciona <text:s/>con:</text:p>
      <text:list xml:id="list4556861187081" text:continue-numbering="true" text:style-name="L14">
        <text:list-item>
          <text:p text:style-name="P167">Front-end: <text:span text:style-name="T157">app/source/factories/userFactory.js</text:span></text:p>
        </text:list-item>
        <text:list-item>
          <text:p text:style-name="P167">Back-end: routers.<text:span text:style-name="T162">user.user_endpoint</text:span></text:p>
          <text:list>
            <text:list-item>
              <text:p text:style-name="P208"><text:span text:style-name="T119">Test: </text:span><text:span text:style-name="T121">integration.</text:span><text:span text:style-name="T135">user.user.UserTestCase</text:span></text:p>
            </text:list-item>
          </text:list>
        </text:list-item>
      </text:list>
      <text:p text:style-name="P98"><text:span text:style-name="T76"><text:line-break/><text:line-break/></text:span><text:span text:style-name="T78">Modificación de </text:span><text:span text:style-name="T79">avatar</text:span></text:p>
      <text:p text:style-name="P136">POST /user/avatar/ HTTP/1.1<text:line-break/>Host: 127.0.0.1:8000<text:line-break/>Cache-Control: no-cache<text:line-break/>Postman-Token: ef26221a-18f2-3094-f347-fa485510a5b6<text:line-break/>Content-Type: multipart/form-data; boundary=---- <text:s text:c="2"/>WebKitFormBoundary7MA4YWxkTrZu0gW</text:p>
      <text:p text:style-name="P144">----WebKitFormBoundary7MA4YWxkTrZu0gW</text:p>
      <text:p text:style-name="P142"><text:span text:style-name="T114">Content-Disposition: form-data; name="</text:span><text:span text:style-name="T138">avatar</text:span><text:span text:style-name="T114">"; filename=""</text:span></text:p>
      <text:p text:style-name="P144">Content-Type: image/png</text:p>
      <text:p text:style-name="P144">----WebKitFormBoundary7MA4YWxkTrZu0gW</text:p>
      <text:p text:style-name="P144"/>
      <text:p text:style-name="P41">Esta llamada permite a un usuario autenticado modificar su foto de perfil (avatar).</text:p>
      <text:p text:style-name="P41"/>
      <text:p text:style-name="P35">Se relaciona <text:s/>con:</text:p>
      <text:list xml:id="list4555693548792" text:continue-numbering="true" text:style-name="L14">
        <text:list-item>
          <text:p text:style-name="P167">Front-end: <text:span text:style-name="T157">app/source/controllers/profileController.js</text:span></text:p>
        </text:list-item>
        <text:list-item>
          <text:p text:style-name="P167">Back-end: routers.<text:span text:style-name="T162">user.user_avatar</text:span></text:p>
          <text:list>
            <text:list-item>
              <text:p text:style-name="P208"><text:span text:style-name="T119">Test: </text:span><text:span text:style-name="T121">integration.</text:span><text:span text:style-name="T135">user.user.UserTestCase</text:span></text:p>
            </text:list-item>
          </text:list>
        </text:list-item>
      </text:list>
      <text:p text:style-name="P99"><text:span text:style-name="T76"><text:line-break/><text:line-break/></text:span><text:span text:style-name="T80">Modificación de las asignaturas adscritas</text:span></text:p>
      <text:p text:style-name="P137">POST /user/subjects/ HTTP/1.1<text:line-break/>Host: 127.0.0.1:8000<text:line-break/>Content-Type: application/json<text:line-break/>Cache-Control: no-cache</text:p>
      <text:p text:style-name="P145">{</text:p>
      <text:p text:style-name="P145"><text:s text:c="4"/>"ids": [4,5,6]</text:p>
      <text:p text:style-name="P145"><text:soft-page-break/>}</text:p>
      <text:p text:style-name="P140"/>
      <text:p text:style-name="P42">Es la llamada que permite a un usuario autenticado modificar las asignaturas a las que está subscrito.</text:p>
      <text:p text:style-name="P42"/>
      <text:p text:style-name="P36">Se relaciona <text:s/>con:</text:p>
      <text:list xml:id="list4555986983709" text:continue-numbering="true" text:style-name="L14">
        <text:list-item>
          <text:p text:style-name="P168">Front-end: <text:span text:style-name="T157">app/source/controllers/editSubjectsController.js</text:span></text:p>
        </text:list-item>
        <text:list-item>
          <text:p text:style-name="P169">Back-end: routers.<text:span text:style-name="T162">user.user_subjects</text:span></text:p>
          <text:list>
            <text:list-item>
              <text:p text:style-name="P209"><text:span text:style-name="T119">Test: </text:span><text:span text:style-name="T121">integration.</text:span><text:span text:style-name="T135">user.</text:span><text:span text:style-name="T136">subject</text:span><text:span text:style-name="T135">.</text:span><text:span text:style-name="T136">EditSubjectTestCase</text:span></text:p>
            </text:list-item>
          </text:list>
        </text:list-item>
      </text:list>
      <text:p text:style-name="P100"><text:span text:style-name="T76"><text:line-break/><text:line-break/></text:span><text:span text:style-name="T73">Obtención de datos de </text:span><text:span text:style-name="T81">un</text:span><text:span text:style-name="T73"> usuario </text:span><text:span text:style-name="T81">definido</text:span></text:p>
      <text:p text:style-name="P131"><text:span text:style-name="T114">GET /user/</text:span><text:span text:style-name="T137">1/</text:span><text:span text:style-name="T114"> HTTP/1.1<text:line-break/>Host: 127.0.0.1:8000<text:line-break/>Cache-Control: no-cache</text:span></text:p>
      <text:p text:style-name="P141"/>
      <text:p text:style-name="P43">Es la llamada que permite a un usuario autenticado obtener un conjunto de datos de otro usuario.</text:p>
      <text:p text:style-name="P43"/>
      <text:p text:style-name="P37">Se relaciona <text:s/>con:</text:p>
      <text:list xml:id="list4556071631772" text:continue-numbering="true" text:style-name="L14">
        <text:list-item>
          <text:p text:style-name="P170">Front-end: <text:span text:style-name="T157">app/source/factories/userFactory.js</text:span></text:p>
        </text:list-item>
        <text:list-item>
          <text:p text:style-name="P170">Back-end: routers.<text:span text:style-name="T162">user.user_by_id</text:span></text:p>
          <text:list>
            <text:list-item>
              <text:p text:style-name="P210"><text:span text:style-name="T119">Test: </text:span><text:span text:style-name="T121">integration.</text:span><text:span text:style-name="T135">user.user.UserTestCase</text:span></text:p>
            </text:list-item>
          </text:list>
        </text:list-item>
      </text:list>
      <text:p text:style-name="P229"><text:span text:style-name="T84"><text:line-break/><text:line-break/>Obtención de </text:span><text:span text:style-name="T85">una noticia determinada</text:span></text:p>
      <text:p text:style-name="P270">G<text:span text:style-name="T163">ET /note/2/ HTTP/1.1</text:span></text:p>
      <text:p text:style-name="P261">Host: 127.0.0.1:8000</text:p>
      <text:p text:style-name="P261">Cache-Control: no-cache</text:p>
      <text:p text:style-name="P256"/>
      <text:p text:style-name="P181">Es<text:span text:style-name="T163">ta </text:span>llamada permite <text:span text:style-name="T163">obtener una nota mediante su id.</text:span></text:p>
      <text:p text:style-name="P181"/>
      <text:p text:style-name="P187">Se relaciona <text:s/>con:</text:p>
      <text:list xml:id="list4555949769655" text:continue-numbering="true" text:style-name="L14">
        <text:list-item>
          <text:p text:style-name="P171">Front-end: <text:span text:style-name="T157">app/source/controllers/notesController.js</text:span></text:p>
        </text:list-item>
        <text:list-item>
          <text:p text:style-name="P171">Back-end: routers.<text:span text:style-name="T164">note.note_by_id</text:span></text:p>
          <text:list>
            <text:list-item>
              <text:p text:style-name="P211"><text:span text:style-name="T119">Test: </text:span><text:span text:style-name="T121">integration.</text:span><text:span text:style-name="T139">note</text:span><text:span text:style-name="T135">.</text:span><text:span text:style-name="T139">note</text:span><text:span text:style-name="T135">.</text:span><text:span text:style-name="T139">Note</text:span><text:span text:style-name="T135">TestCase</text:span></text:p>
            </text:list-item>
          </text:list>
        </text:list-item>
      </text:list>
      <text:p text:style-name="P230"><text:span text:style-name="T84"><text:line-break/><text:line-break/></text:span><text:span text:style-name="T86">Modificación</text:span><text:span text:style-name="T84"> de </text:span><text:span text:style-name="T85">una noticia determinada</text:span></text:p>
      <text:p text:style-name="P271"><text:span text:style-name="T165">PUT /note/4/ HTTP/1.1<text:line-break/>Host: 127.0.0.1:8000<text:line-break/>Content-Type: application/json<text:line-break/></text:span><text:soft-page-break/><text:span text:style-name="T165">Cache-Control: no-cache</text:span></text:p>
      <text:p text:style-name="P260"><text:span text:style-name="T165">{<text:line-break/> <text:s text:c="3"/>"text": "New text"<text:line-break/>}</text:span></text:p>
      <text:p text:style-name="P257"/>
      <text:p text:style-name="P182">Es<text:span text:style-name="T163">ta </text:span>llamada permite <text:span text:style-name="T166">modificar una nota ya existente mediante su id.</text:span></text:p>
      <text:p text:style-name="P182"/>
      <text:p text:style-name="P188">Se relaciona <text:s/>con:</text:p>
      <text:list xml:id="list4557643363297" text:continue-numbering="true" text:style-name="L14">
        <text:list-item>
          <text:p text:style-name="P172">Front-end: <text:span text:style-name="T157">app/source/controllers/notesController.js</text:span></text:p>
        </text:list-item>
        <text:list-item>
          <text:p text:style-name="P172">Back-end: routers.<text:span text:style-name="T164">note.note_by_id</text:span></text:p>
          <text:list>
            <text:list-item>
              <text:p text:style-name="P212"><text:span text:style-name="T119">Test: </text:span><text:span text:style-name="T121">integration.</text:span><text:span text:style-name="T139">note</text:span><text:span text:style-name="T135">.</text:span><text:span text:style-name="T139">note</text:span><text:span text:style-name="T135">.</text:span><text:span text:style-name="T139">Note</text:span><text:span text:style-name="T135">TestCase</text:span></text:p>
            </text:list-item>
          </text:list>
        </text:list-item>
      </text:list>
      <text:p text:style-name="P231"><text:span text:style-name="T84"><text:line-break/><text:line-break/></text:span><text:span text:style-name="T87">Eliminación</text:span><text:span text:style-name="T84"> de </text:span><text:span text:style-name="T85">una noticia determinada</text:span></text:p>
      <text:p text:style-name="P272"><text:span text:style-name="T167">DELETE /note/4/ HTTP/1.1<text:line-break/>Host: 127.0.0.1:8000<text:line-break/>Cache-Control: no-cache</text:span></text:p>
      <text:p text:style-name="P258"/>
      <text:p text:style-name="P183">Es<text:span text:style-name="T163">ta </text:span>llamada permite <text:span text:style-name="T167">eliminar una nota ya existente mediante su id.</text:span></text:p>
      <text:p text:style-name="P183"/>
      <text:p text:style-name="P189">Se relaciona <text:s/>con:</text:p>
      <text:list xml:id="list4556247345170" text:continue-numbering="true" text:style-name="L14">
        <text:list-item>
          <text:p text:style-name="P173">Front-end: <text:span text:style-name="T157">app/source/controllers/notesController.js</text:span></text:p>
        </text:list-item>
        <text:list-item>
          <text:p text:style-name="P173">Back-end: routers.<text:span text:style-name="T164">note.note_by_id</text:span></text:p>
          <text:list>
            <text:list-item>
              <text:p text:style-name="P213"><text:span text:style-name="T119">Test: </text:span><text:span text:style-name="T121">integration.</text:span><text:span text:style-name="T139">note</text:span><text:span text:style-name="T135">.</text:span><text:span text:style-name="T139">note</text:span><text:span text:style-name="T135">.</text:span><text:span text:style-name="T139">Note</text:span><text:span text:style-name="T135">TestCase</text:span></text:p>
            </text:list-item>
          </text:list>
        </text:list-item>
      </text:list>
      <text:p text:style-name="P231"><text:span text:style-name="T84"><text:line-break/><text:line-break/></text:span><text:span text:style-name="T88">Publicación de una nueva noticia</text:span></text:p>
      <text:p text:style-name="P252">POST /note/ HTTP/1.1<text:line-break/>Host: 127.0.0.1:8000<text:line-break/>Content-Type: application/json<text:line-break/>Cache-Control: no-cache</text:p>
      <text:p text:style-name="P262">{<text:line-break/> <text:s text:c="3"/>"text": "Body text",<text:line-break/> <text:s text:c="3"/>"topic": "New (bis)",<text:line-break/> <text:s text:c="3"/>"level_id": 3<text:line-break/>}</text:p>
      <text:p text:style-name="P258"/>
      <text:p text:style-name="P183"><text:span text:style-name="T168">Es esta llamada la que permite crear una nueva noticia.</text:span></text:p>
      <text:p text:style-name="P183"/>
      <text:p text:style-name="P189">Se relaciona <text:s/>con:</text:p>
      <text:list xml:id="list4557014553715" text:continue-numbering="true" text:style-name="L14">
        <text:list-item>
          <text:p text:style-name="P173">Front-end: <text:span text:style-name="T157">app/source/controllers/notesController.js</text:span></text:p>
        </text:list-item>
        <text:list-item>
          <text:p text:style-name="P173"><text:soft-page-break/>Back-end: routers.<text:span text:style-name="T164">note.note_endpoint</text:span></text:p>
          <text:list>
            <text:list-item>
              <text:p text:style-name="P213"><text:span text:style-name="T119">Test: </text:span><text:span text:style-name="T121">integration.</text:span><text:span text:style-name="T139">note</text:span><text:span text:style-name="T135">.</text:span><text:span text:style-name="T139">note</text:span><text:span text:style-name="T135">.</text:span><text:span text:style-name="T139">Note</text:span><text:span text:style-name="T135">TestCase</text:span></text:p>
            </text:list-item>
          </text:list>
        </text:list-item>
      </text:list>
      <text:p text:style-name="P232"><text:span text:style-name="T84"><text:line-break/><text:line-break/></text:span><text:span text:style-name="T89">Obtener el árbol de niveles</text:span></text:p>
      <text:p text:style-name="P273">GET /level/_tree HTTP/1.1<text:line-break/>Host: 127.0.0.1:8000<text:line-break/>Cache-Control: no-cache</text:p>
      <text:p text:style-name="P259"/>
      <text:p text:style-name="P195">Esta llamada devolverá el arbol de niveles de entidades/cuerpos estudiantiles de un nivel padre (universidad, escuela, curso, etc).</text:p>
      <text:p text:style-name="P184"/>
      <text:p text:style-name="P190">Se relaciona <text:s/>con:</text:p>
      <text:list xml:id="list4557670915716" text:continue-numbering="true" text:style-name="L14">
        <text:list-item>
          <text:p text:style-name="P174">Front-end: <text:span text:style-name="T157">app/source/subjectsController.js</text:span></text:p>
        </text:list-item>
        <text:list-item>
          <text:p text:style-name="P174">Back-end: routers.<text:span text:style-name="T169">level.level_tree</text:span></text:p>
          <text:list>
            <text:list-item>
              <text:p text:style-name="P214"><text:span text:style-name="T119">Test: </text:span><text:span text:style-name="T121">integration.</text:span><text:span text:style-name="T140">level</text:span><text:span text:style-name="T135">.</text:span><text:span text:style-name="T140">level</text:span><text:span text:style-name="T135">.</text:span><text:span text:style-name="T140">Level</text:span><text:span text:style-name="T135">TestCase</text:span></text:p>
            </text:list-item>
          </text:list>
        </text:list-item>
      </text:list>
      <text:p text:style-name="P233"><text:span text:style-name="T84"><text:line-break/><text:line-break/></text:span><text:span text:style-name="T89">Obtener </text:span><text:span text:style-name="T90">todas las noticias de un nivel</text:span></text:p>
      <text:p text:style-name="P274">GET /level/1/notes?recursive=true HTTP/1.1<text:line-break/>Host: 127.0.0.1:8000<text:line-break/>Cache-Control: no-cache<text:line-break/><text:line-break/></text:p>
      <text:p text:style-name="P196">Esta llamada <text:span text:style-name="T170">devuelve las noticias pertenecientes a un nivel organizativo. Si el parámetro de recursividad es verdadero, entonces devolverá también las noticias asociadas a niveles dependientes/inferiores.</text:span></text:p>
      <text:p text:style-name="P185"/>
      <text:p text:style-name="P191">Se relaciona <text:s/>con:</text:p>
      <text:list xml:id="list4555956901259" text:continue-numbering="true" text:style-name="L14">
        <text:list-item>
          <text:p text:style-name="P175">Front-end: <text:span text:style-name="T157">app/source/controllers/notesControllers.js</text:span></text:p>
        </text:list-item>
        <text:list-item>
          <text:p text:style-name="P175">Back-end: routers.<text:span text:style-name="T169">level.level_notes_list</text:span></text:p>
          <text:list>
            <text:list-item>
              <text:p text:style-name="P215"><text:span text:style-name="T119">Test: </text:span><text:span text:style-name="T121">integration.</text:span><text:span text:style-name="T140">level</text:span><text:span text:style-name="T135">.</text:span><text:span text:style-name="T140">level</text:span><text:span text:style-name="T135">.</text:span><text:span text:style-name="T140">Level</text:span><text:span text:style-name="T135">TestCase</text:span></text:p>
            </text:list-item>
          </text:list>
        </text:list-item>
      </text:list>
      <text:p text:style-name="P234"><text:span text:style-name="T84"><text:line-break/><text:line-break/></text:span><text:span text:style-name="T89">Obtener </text:span><text:span text:style-name="T91">un listado de ficheros de un nivel (de tipo asignatura)</text:span></text:p>
      <text:p text:style-name="P275">GET /level/<text:span text:style-name="T171">4</text:span>/<text:span text:style-name="T171">files</text:span> HTTP/1.1<text:line-break/>Host: 127.0.0.1:8000<text:line-break/>Cache-Control: no-cache<text:line-break/><text:line-break/></text:p>
      <text:p text:style-name="P197">Esta llamada <text:span text:style-name="T170">devuelve la información de los ficheros asociados a una asignatura (nivel más inferior del árbol de niveles).</text:span></text:p>
      <text:p text:style-name="P186"/>
      <text:p text:style-name="P192"><text:soft-page-break/>Se relaciona <text:s/>con:</text:p>
      <text:list xml:id="list4557184008952" text:continue-numbering="true" text:style-name="L14">
        <text:list-item>
          <text:p text:style-name="P176">Front-end: <text:span text:style-name="T157">app/source/controllers/subjectController.js</text:span></text:p>
        </text:list-item>
        <text:list-item>
          <text:p text:style-name="P176">Back-end: routers.<text:span text:style-name="T169">level.level_files_list</text:span></text:p>
          <text:list>
            <text:list-item>
              <text:p text:style-name="P216"><text:span text:style-name="T119">Test: </text:span><text:span text:style-name="T121">integration.</text:span><text:span text:style-name="T140">level</text:span><text:span text:style-name="T135">.</text:span><text:span text:style-name="T140">level</text:span><text:span text:style-name="T135">.</text:span><text:span text:style-name="T140">Level</text:span><text:span text:style-name="T135">TestCase</text:span></text:p>
            </text:list-item>
          </text:list>
        </text:list-item>
      </text:list>
      <text:p text:style-name="P234"><text:span text:style-name="T84"><text:line-break/><text:line-break/></text:span><text:span text:style-name="T89">Obtener </text:span><text:span text:style-name="T92">los tipos de fichero existentes</text:span></text:p>
      <text:p text:style-name="P253"><text:span text:style-name="T172">GET /filetype/_all HTTP/1.1</text:span><text:line-break/>Host: 127.0.0.1:8000<text:line-break/>Cache-Control: no-cache</text:p>
      <text:p text:style-name="P263"/>
      <text:p text:style-name="P198">Con esta llamada obtendremos todos los tipos de ficheros existentes en nuestro sistema.</text:p>
      <text:p text:style-name="P186"/>
      <text:p text:style-name="P192">Se relaciona <text:s/>con:</text:p>
      <text:list xml:id="list4556841085826" text:continue-numbering="true" text:style-name="L14">
        <text:list-item>
          <text:p text:style-name="P176">Front-end: <text:span text:style-name="T157">app/source/controllers/subjectController.js</text:span></text:p>
        </text:list-item>
        <text:list-item>
          <text:p text:style-name="P176">Back-end: routers.<text:span text:style-name="T172">file.filetype_list</text:span></text:p>
          <text:list>
            <text:list-item>
              <text:p text:style-name="P216"><text:span text:style-name="T119">Test: </text:span><text:span text:style-name="T121">integration.</text:span><text:span text:style-name="T141">file</text:span><text:span text:style-name="T135">.</text:span><text:span text:style-name="T141">filetype</text:span><text:span text:style-name="T135">.</text:span><text:span text:style-name="T141">FileType</text:span><text:span text:style-name="T135">TestCase</text:span></text:p>
            </text:list-item>
          </text:list>
        </text:list-item>
      </text:list>
      <text:p text:style-name="P235"><text:span text:style-name="T84"><text:line-break/><text:line-break/></text:span><text:span text:style-name="T89">Obtener </text:span><text:span text:style-name="T93">los metadatos de</text:span><text:span text:style-name="T89"> </text:span><text:span text:style-name="T93">un fichero mediante su valor resumen (hash)</text:span></text:p>
      <text:p text:style-name="P276"><text:span text:style-name="T173">GET /file/ce6c281c447c5da1c85b97943cc3ab83ba409f636ba070a44c49555d4e410b8e HTTP/1.1<text:line-break/>Accept: application/json<text:line-break/>Host: 127.0.0.1:8000<text:line-break/>Cache-Control: no-cache</text:span></text:p>
      <text:p text:style-name="P264"/>
      <text:p text:style-name="P199">Con esta llamada <text:span text:style-name="T174">el servidor devuelve los metadatos asociados a un fichero</text:span>.<text:line-break/></text:p>
      <text:p text:style-name="P193">Se relaciona <text:s/>con:</text:p>
      <text:list xml:id="list4557255260900" text:continue-numbering="true" text:style-name="L14">
        <text:list-item>
          <text:p text:style-name="P177">Front-end: <text:span text:style-name="T157">app/source/controllers/subjectController.js</text:span></text:p>
        </text:list-item>
        <text:list-item>
          <text:p text:style-name="P177">Back-end: routers.<text:span text:style-name="T172">file.file_by_hash_endpoint</text:span></text:p>
          <text:list>
            <text:list-item>
              <text:p text:style-name="P217"><text:span text:style-name="T119">Test: </text:span><text:span text:style-name="T121">integration.</text:span><text:span text:style-name="T141">file</text:span><text:span text:style-name="T135">.</text:span><text:span text:style-name="T142">file</text:span><text:span text:style-name="T135">.</text:span><text:span text:style-name="T141">File</text:span><text:span text:style-name="T135">TestCase</text:span></text:p>
            </text:list-item>
          </text:list>
        </text:list-item>
      </text:list>
      <text:p text:style-name="P235"><text:span text:style-name="T84"><text:line-break/><text:line-break/></text:span><text:span text:style-name="T89">Obtener </text:span><text:span text:style-name="T94">el binario</text:span><text:span text:style-name="T93"> de</text:span><text:span text:style-name="T89"> </text:span><text:span text:style-name="T93">un fichero mediante su hash</text:span></text:p>
      <text:p text:style-name="P276"><text:span text:style-name="T173">GET /file/ce6c281c447c5da1c85b97943cc3ab83ba409f636ba070a44c49555d4e410b8e HTTP/1.1<text:line-break/>Host: 127.0.0.1:8000<text:line-break/>Cache-Control: no-cache</text:span></text:p>
      <text:p text:style-name="P264"/>
      <text:p text:style-name="P199"><text:span text:style-name="T174">Esta llamada hará que el servidor devuelva el fichero binario asociado a nuestro objeto fichero.</text:span><text:line-break/></text:p>
      <text:p text:style-name="P193"><text:soft-page-break/>Se relaciona <text:s/>con:</text:p>
      <text:list xml:id="list4556983527907" text:continue-numbering="true" text:style-name="L14">
        <text:list-item>
          <text:p text:style-name="P177">Front-end: <text:span text:style-name="T157">app/source/controllers/subjectController.js</text:span></text:p>
        </text:list-item>
        <text:list-item>
          <text:p text:style-name="P177">Back-end: routers.<text:span text:style-name="T172">file.file_by_hash_endpoint</text:span></text:p>
          <text:list>
            <text:list-item>
              <text:p text:style-name="P217"><text:span text:style-name="T119">Test: </text:span><text:span text:style-name="T121">integration.</text:span><text:span text:style-name="T141">file</text:span><text:span text:style-name="T135">.</text:span><text:span text:style-name="T142">file</text:span><text:span text:style-name="T135">.</text:span><text:span text:style-name="T141">File</text:span><text:span text:style-name="T135">TestCase</text:span></text:p>
            </text:list-item>
          </text:list>
        </text:list-item>
      </text:list>
      <text:p text:style-name="P236"><text:span text:style-name="T84"><text:line-break/><text:line-break/></text:span><text:span text:style-name="T89">Obtener </text:span><text:span text:style-name="T93">los metadatos de</text:span><text:span text:style-name="T89"> </text:span><text:span text:style-name="T93">un fichero mediante su valor resumen (hash)</text:span></text:p>
      <text:p text:style-name="P254"><text:span text:style-name="T173">GET /file/ce6c281c447c5da1c85b97943cc3ab83ba409f636ba070a44c49555d4e410b8e HTTP/1.1<text:line-break/>Accept: application/json<text:line-break/>Host: 127.0.0.1:8000<text:line-break/>Cache-Control: no-cache</text:span></text:p>
      <text:p text:style-name="P265"/>
      <text:p text:style-name="P200">Con esta llamada <text:span text:style-name="T174">el servidor devuelve los metadatos asociados a un fichero</text:span>.<text:line-break/></text:p>
      <text:p text:style-name="P194">Se relaciona <text:s/>con:</text:p>
      <text:list xml:id="list4557501183492" text:continue-numbering="true" text:style-name="L14">
        <text:list-item>
          <text:p text:style-name="P178">Front-end: <text:span text:style-name="T157">app/source/controllers/subjectController.js</text:span></text:p>
        </text:list-item>
        <text:list-item>
          <text:p text:style-name="P178">Back-end: routers.<text:span text:style-name="T172">file.file_by_hash_endpoint</text:span></text:p>
          <text:list>
            <text:list-item>
              <text:p text:style-name="P218"><text:span text:style-name="T119">Test: </text:span><text:span text:style-name="T121">integration.</text:span><text:span text:style-name="T141">file</text:span><text:span text:style-name="T135">.</text:span><text:span text:style-name="T142">file</text:span><text:span text:style-name="T135">.</text:span><text:span text:style-name="T141">File</text:span><text:span text:style-name="T135">TestCase</text:span></text:p>
            </text:list-item>
          </text:list>
        </text:list-item>
      </text:list>
      <text:p text:style-name="P237"><text:span text:style-name="T84"><text:line-break/><text:line-break/></text:span><text:span text:style-name="T95">Actualizar</text:span><text:span text:style-name="T89"> </text:span><text:span text:style-name="T93">los metadatos de</text:span><text:span text:style-name="T89"> </text:span><text:span text:style-name="T93">un fichero mediante su </text:span><text:span text:style-name="T95">hash</text:span></text:p>
      <text:p text:style-name="P278">PUT /file/ce6c281c447c5da1c85b97943cc3ab83ba409f636ba070a44c49555d4e410b8e HTTP/1.1<text:line-break/>Host: 127.0.0.1:8000<text:line-break/>Content-Type: application/json<text:line-break/>Cache-Control: no-cache</text:p>
      <text:p text:style-name="P268">{<text:line-break/> <text:s text:c="3"/>"text": "New text"<text:line-break/>}</text:p>
      <text:p text:style-name="P266"/>
      <text:p text:style-name="P201">Esta llama es la encargada de modificar los campos permitidos de los metadatos de un objeto fichero.</text:p>
      <text:p text:style-name="P201"/>
      <text:p text:style-name="P201"><text:span text:style-name="T175">Se relaciona <text:s/>con:</text:span></text:p>
      <text:list xml:id="list4556570275240" text:continue-numbering="true" text:style-name="L14">
        <text:list-item>
          <text:p text:style-name="P179">Front-end: <text:span text:style-name="T157">app/source/controllers/subjectController.js</text:span></text:p>
        </text:list-item>
        <text:list-item>
          <text:p text:style-name="P179">Back-end: routers.<text:span text:style-name="T172">file.file_by_hash_endpoint</text:span></text:p>
          <text:list>
            <text:list-item>
              <text:p text:style-name="P219"><text:span text:style-name="T119">Test: </text:span><text:span text:style-name="T121">integration.</text:span><text:span text:style-name="T141">file</text:span><text:span text:style-name="T135">.</text:span><text:span text:style-name="T142">file</text:span><text:span text:style-name="T135">.</text:span><text:span text:style-name="T141">File</text:span><text:span text:style-name="T135">TestCase</text:span></text:p>
            </text:list-item>
          </text:list>
        </text:list-item>
      </text:list>
      <text:p text:style-name="P238"><text:span text:style-name="T84"><text:line-break/><text:line-break/></text:span><text:span text:style-name="T96">Eliminar</text:span><text:span text:style-name="T89"> </text:span><text:span text:style-name="T93">un fichero mediante su </text:span><text:span text:style-name="T95">hash</text:span></text:p>
      <text:p text:style-name="P280"><text:span text:style-name="T176">DELETE</text:span> /file/ce6c281c447c5da1c85b97943cc3ab83ba409f636ba070a44c49555d4e410b8e <text:soft-page-break/>HTTP/1.1<text:line-break/>Host: 127.0.0.1:8000<text:line-break/>Cache-Control: no-cache</text:p>
      <text:p text:style-name="P267"/>
      <text:p text:style-name="P204">Mediante esta llamada, un usuario con suficientes permisos, puede eliminar un archivo del sistema.</text:p>
      <text:p text:style-name="P202"/>
      <text:p text:style-name="P202"><text:span text:style-name="T175">Se relaciona <text:s/>con:</text:span></text:p>
      <text:list xml:id="list4556611163919" text:continue-numbering="true" text:style-name="L14">
        <text:list-item>
          <text:p text:style-name="P180">Front-end: <text:span text:style-name="T157">app/source/controllers/subjectController.js</text:span></text:p>
        </text:list-item>
        <text:list-item>
          <text:p text:style-name="P180">Back-end: routers.<text:span text:style-name="T172">file.file_by_hash_endpoint</text:span></text:p>
          <text:list>
            <text:list-item>
              <text:p text:style-name="P220"><text:span text:style-name="T119">Test: </text:span><text:span text:style-name="T121">integration.</text:span><text:span text:style-name="T141">file</text:span><text:span text:style-name="T135">.</text:span><text:span text:style-name="T142">file</text:span><text:span text:style-name="T135">.</text:span><text:span text:style-name="T141">File</text:span><text:span text:style-name="T135">TestCase</text:span></text:p>
            </text:list-item>
          </text:list>
        </text:list-item>
      </text:list>
      <text:p text:style-name="P238"><text:span text:style-name="T84"><text:line-break/><text:line-break/></text:span><text:span text:style-name="T97">Añadir</text:span><text:span text:style-name="T89"> </text:span><text:span text:style-name="T93">un </text:span><text:span text:style-name="T97">nuevo fichero</text:span></text:p>
      <text:p text:style-name="P255">POST /file/ HTTP/1.1<text:line-break/>Host: 127.0.0.1:8000<text:line-break/>Cache-Control: no-cache</text:p>
      <text:p text:style-name="P269">Content-Type: multipart/form-data; boundary=----WebKitFormBoundary7MA4YWxkTrZu0gW</text:p>
      <text:p text:style-name="P269"/>
      <text:p text:style-name="P269">----WebKitFormBoundary7MA4YWxkTrZu0gW</text:p>
      <text:p text:style-name="P269">Content-Disposition: form-data; name="subject_id"</text:p>
      <text:p text:style-name="P269"/>
      <text:p text:style-name="P269">4</text:p>
      <text:p text:style-name="P269">----WebKitFormBoundary7MA4YWxkTrZu0gW</text:p>
      <text:p text:style-name="P269">Content-Disposition: form-data; name="uploader_id"</text:p>
      <text:p text:style-name="P269"/>
      <text:p text:style-name="P269">1</text:p>
      <text:p text:style-name="P269">----WebKitFormBoundary7MA4YWxkTrZu0gW</text:p>
      <text:p text:style-name="P269">Content-Disposition: form-data; name="name"</text:p>
      <text:p text:style-name="P269"/>
      <text:p text:style-name="P269">Filename</text:p>
      <text:p text:style-name="P269">----WebKitFormBoundary7MA4YWxkTrZu0gW</text:p>
      <text:p text:style-name="P269">Content-Disposition: form-data; name="text"</text:p>
      <text:p text:style-name="P269"/>
      <text:p text:style-name="P269">Description</text:p>
      <text:p text:style-name="P269"><text:soft-page-break/>----WebKitFormBoundary7MA4YWxkTrZu0gW</text:p>
      <text:p text:style-name="P269">Content-Disposition: form-data; name="fileType_id"</text:p>
      <text:p text:style-name="P269"/>
      <text:p text:style-name="P269">1</text:p>
      <text:p text:style-name="P269">----WebKitFormBoundary7MA4YWxkTrZu0gW</text:p>
      <text:p text:style-name="P269">Content-Disposition: form-data; name="file"; filename=""</text:p>
      <text:p text:style-name="P269">Content-Type: </text:p>
      <text:p text:style-name="P269"/>
      <text:p text:style-name="P269"/>
      <text:p text:style-name="P269">----WebKitFormBoundary7MA4YWxkTrZu0gW</text:p>
      <text:p text:style-name="P267"/>
      <text:p text:style-name="P204">Mediante esta llamada, un usuario con suficientes permisos, puede <text:span text:style-name="T177">añadir un nuevo </text:span>archivo <text:span text:style-name="T177">a un nivel definido (de tipo asignatura).</text:span></text:p>
      <text:p text:style-name="P202"/>
      <text:p text:style-name="P202"><text:span text:style-name="T175">Se relaciona <text:s/>con:</text:span></text:p>
      <text:list xml:id="list4557197088544" text:continue-numbering="true" text:style-name="L14">
        <text:list-item>
          <text:p text:style-name="P180">Front-end: <text:span text:style-name="T157">app/source/controllers/subjectController.js</text:span></text:p>
        </text:list-item>
        <text:list-item>
          <text:p text:style-name="P180">Back-end: routers.<text:span text:style-name="T172">file.file_add_endpoint</text:span></text:p>
          <text:list>
            <text:list-item>
              <text:p text:style-name="P220"><text:span text:style-name="T119">Test: </text:span><text:span text:style-name="T121">integration.</text:span><text:span text:style-name="T141">file</text:span><text:span text:style-name="T135">.</text:span><text:span text:style-name="T142">file</text:span><text:span text:style-name="T135">.</text:span><text:span text:style-name="T141">File</text:span><text:span text:style-name="T135">TestCase</text:span></text:p>
            </text:list-item>
          </text:list>
        </text:list-item>
      </text:list>
      <text:p text:style-name="P239"><text:span text:style-name="T84"><text:line-break/><text:line-break/><text:line-break/></text:span></text:p>
      <text:h text:style-name="P316" text:outline-level="3"/>
      <text:h text:style-name="P320"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306"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306"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59"><text:tab/>ORMs</text:p>
      <text:h text:style-name="P311"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96"><text:span text:style-name="T8"><text:tab/></text:span><text:span text:style-name="T9">Utilidades</text:span></text:p>
      <text:p text:style-name="P96"><text:span text:style-name="T9"><text:tab/></text:span><text:span text:style-name="T13">Mensajes de error y las excepciones</text:span></text:p>
      <text:p text:style-name="P57"/>
      <text:p text:style-name="P45"/>
      <text:p text:style-name="P127"><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58"><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5"><text:tab/></text:span><text:span text:style-name="T66">Utilidades</text:span></text:p>
      <text:p text:style-name="Text_20_body"><text:span text:style-name="T66"><text:tab/></text:span><text:span text:style-name="T67">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54"/>
      <text:h text:style-name="P312" text:outline-level="3"><text:bookmark-start text:name="__RefHeading___Toc4466_1654089018"/><text:span text:style-name="T6">[V] </text:span><text:span text:style-name="T4">Pruebas</text:span><text:bookmark-end text:name="__RefHeading___Toc4466_1654089018"/></text:h>
      <text:p text:style-name="P55"/>
      <text:h text:style-name="P286" text:outline-level="2"/>
      <text:h text:style-name="P297" text:outline-level="2"><text:bookmark-start text:name="__RefHeading___Toc4454_1654089018"/><text:span text:style-name="T20">[C] El c</text:span>liente <text:span text:style-name="T154">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13"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13"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13"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13"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13"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56"/>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314" text:outline-level="3"><text:bookmark-start text:name="__RefHeading___Toc4470_1654089018"/><text:span text:style-name="T6">[V] </text:span><text:span text:style-name="T4">Pruebas (ausencia de ellas)</text:span><text:bookmark-end text:name="__RefHeading___Toc4470_1654089018"/></text:h>
      <text:h text:style-name="P283" text:outline-level="2"/>
      <text:h text:style-name="P304" text:outline-level="1"><text:bookmark-start text:name="__RefHeading___Toc2499_1654089018"/>Discusión de los resultados<text:bookmark-end text:name="__RefHeading___Toc2499_1654089018"/></text:h>
      <text:p text:style-name="P47"/>
      <text:h text:style-name="P281" text:outline-level="2"><text:bookmark-start text:name="__RefHeading___Toc2501_1654089018"/><text:span text:style-name="T14">[V] </text:span>Interpretación y justificación de los resultados obtenidos.<text:bookmark-end text:name="__RefHeading___Toc2501_1654089018"/></text:h>
      <text:h text:style-name="P317" text:outline-level="3"><text:bookmark-start text:name="__RefHeading___Toc2526_2027313550"/><text:span text:style-name="T22">[V] </text:span>Jerarquía de usuarios<text:bookmark-end text:name="__RefHeading___Toc2526_2027313550"/></text:h>
      <text:h text:style-name="P246" text:outline-level="2"/>
      <text:h text:style-name="P287"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87"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87"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304" text:outline-level="1"><text:bookmark-start text:name="__RefHeading___Toc2509_1654089018"/>Conclusiones<text:bookmark-end text:name="__RefHeading___Toc2509_1654089018"/></text:h>
      <text:p text:style-name="P60"/>
      <text:h text:style-name="P288"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88" text:outline-level="2"><text:bookmark-start text:name="__RefHeading___Toc2513_1654089018"/><text:span text:style-name="T14">[V] </text:span>Implicaciones futuras de los resultados obtenidos. Trabajos futuros.<text:bookmark-end text:name="__RefHeading___Toc2513_1654089018"/></text:h>
      <text:h text:style-name="P305" text:outline-level="1"><text:bookmark-start text:name="__RefHeading___Toc2515_1654089018"/>Bibliografía<text:bookmark-end text:name="__RefHeading___Toc2515_1654089018"/></text:h>
      <text:p text:style-name="P114"/>
      <text:p text:style-name="P104"><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07"><text:a xlink:type="simple" xlink:href="https://www.djangoproject.com/" text:style-name="Internet_20_link" text:visited-style-name="Visited_20_Internet_20_Link"><text:span text:style-name="T36">https://www.djangoproject.com/</text:span></text:a></text:p>
      <text:p text:style-name="P107"><text:a xlink:type="simple" xlink:href="https://github.com/ottoyiu/django-cors-headers" text:style-name="Internet_20_link" text:visited-style-name="Visited_20_Internet_20_Link"><text:span text:style-name="T36">https://github.com/ottoyiu/django-cors-headers</text:span></text:a></text:p>
      <text:p text:style-name="P107"><text:a xlink:type="simple" xlink:href="http://www.django-rest-framework.org/" text:style-name="Internet_20_link" text:visited-style-name="Visited_20_Internet_20_Link"><text:span text:style-name="T36">http://www.django-rest-framework.org/</text:span></text:a></text:p>
      <text:p text:style-name="P115"/>
      <text:p text:style-name="P116"><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9T00:45:55.372128364</dc:date>
    <dc:creator>victor perez</dc:creator>
    <meta:editing-duration>P1DT18H27M55S</meta:editing-duration>
    <meta:editing-cycles>264</meta:editing-cycles>
    <meta:generator>LibreOffice/4.4.6.3$Linux_X86_64 LibreOffice_project/40m0$Build-3</meta:generator>
    <meta:document-statistic meta:table-count="0" meta:image-count="2" meta:object-count="0" meta:page-count="52" meta:paragraph-count="620" meta:word-count="11655" meta:character-count="77533" meta:non-whitespace-character-count="66396"/>
  </office:meta>
</office:document-meta>
</file>